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achlieli CLM2" svg:font-family="'Nachlieli CLM'"/>
    <style:font-face style:name="Courier New" svg:font-family="'Courier New'" style:font-adornments="Regular" style:font-pitch="fixed"/>
    <style:font-face style:name="DejaVu Sans Mono" svg:font-family="'DejaVu Sans Mono'" style:font-adornments="Regular" style:font-pitch="fixed"/>
    <style:font-face style:name="Monospace" svg:font-family="Monospace" style:font-adornments="Regular" style:font-pitch="fixed"/>
    <style:font-face style:name="Times New Roman1" svg:font-family="'Times New Roman'" style:font-adornments="Regular" style:font-pitch="fixed"/>
    <style:font-face style:name="Times New Roman (Hebrew)" svg:font-family="'Times New Roman (Hebrew)'" style:font-adornments="Regular" style:font-pitch="fixed"/>
    <style:font-face style:name="David CLM" svg:font-family="'David CLM'" style:font-adornments="Regular" style:font-pitch="variable"/>
    <style:font-face style:name="Times New Roman2" svg:font-family="'Times New Roman'" style:font-adornments="Regular" style:font-pitch="variable"/>
    <style:font-face style:name="Times New Roman (Hebrew)1" svg:font-family="'Times New Roman (Hebrew)'"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1"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writing-mode="rl-tb"/>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writing-mode="rl-tb"/>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Text_20_body">
      <style:paragraph-properties fo:text-align="end" style:justify-single-word="false" style:writing-mode="rl-tb"/>
      <style:text-properties officeooo:rsid="0596ca4a" officeooo:paragraph-rsid="06006c62"/>
    </style:style>
    <style:style style:name="P3" style:family="paragraph" style:parent-style-name="Text_20_body">
      <style:paragraph-properties fo:text-align="end" style:justify-single-word="false" style:writing-mode="rl-tb"/>
      <style:text-properties officeooo:rsid="0596ca4a" officeooo:paragraph-rsid="06095969"/>
    </style:style>
    <style:style style:name="P4" style:family="paragraph" style:parent-style-name="Text_20_body">
      <style:paragraph-properties fo:text-align="end" style:justify-single-word="false" style:writing-mode="rl-tb"/>
      <style:text-properties fo:language="en" fo:country="US" officeooo:rsid="064ea094" officeooo:paragraph-rsid="06095969"/>
    </style:style>
    <style:style style:name="P5" style:family="paragraph" style:parent-style-name="Footer">
      <style:paragraph-properties fo:text-align="center" style:justify-single-word="false"/>
      <style:text-properties officeooo:paragraph-rsid="029bdbb0"/>
    </style:style>
    <style:style style:name="P6" style:family="paragraph" style:parent-style-name="Text_20_body">
      <style:paragraph-properties fo:margin-left="0in" fo:margin-right="0in" fo:line-height="120%" fo:text-align="end" style:justify-single-word="false" fo:text-indent="0in" style:auto-text-indent="false" style:writing-mode="rl-tb"/>
    </style:style>
    <style:style style:name="P7" style:family="paragraph" style:parent-style-name="Text_20_body">
      <style:paragraph-properties fo:margin-left="0in" fo:margin-right="0in" fo:line-height="120%" fo:text-align="end" style:justify-single-word="false" fo:text-indent="0in" style:auto-text-indent="false" style:writing-mode="rl-tb"/>
      <style:text-properties officeooo:paragraph-rsid="05fb3cce"/>
    </style:style>
    <style:style style:name="P8" style:family="paragraph" style:parent-style-name="Text_20_body">
      <style:paragraph-properties fo:margin-left="0in" fo:margin-right="0in" fo:line-height="120%" fo:text-align="start" style:justify-single-word="false" fo:text-indent="0in" style:auto-text-indent="false" style:writing-mode="rl-tb"/>
      <style:text-properties fo:color="#00000a" loext:opacity="100%" style:font-name="Times New Roman1" fo:font-size="12pt" fo:language="en" fo:country="US" style:font-size-asian="12pt" style:language-asian="en" style:country-asian="US" style:font-name-complex="Times New Roman2" style:font-size-complex="12pt" style:language-complex="he" style:country-complex="IL"/>
    </style:style>
    <style:style style:name="P9" style:family="paragraph" style:parent-style-name="Text_20_body">
      <style:paragraph-properties fo:margin-left="0in" fo:margin-right="0in" fo:line-height="120%" fo:text-align="end" style:justify-single-word="false" fo:text-indent="0in" style:auto-text-indent="false" style:writing-mode="rl-tb"/>
      <style:text-properties fo:color="#00000a" loext:opacity="100%" style:font-name="Times New Roman1" fo:font-size="12pt" fo:language="en" fo:country="US" officeooo:rsid="05f39194" officeooo:paragraph-rsid="06006c62" style:font-size-asian="12pt" style:language-asian="en" style:country-asian="US" style:font-name-complex="Times New Roman2" style:font-size-complex="12pt" style:language-complex="he" style:country-complex="IL"/>
    </style:style>
    <style:style style:name="P10" style:family="paragraph" style:parent-style-name="Text_20_body">
      <style:paragraph-properties fo:margin-left="0in" fo:margin-right="0in" fo:line-height="120%" fo:text-align="end" style:justify-single-word="false" fo:text-indent="0in" style:auto-text-indent="false" style:writing-mode="rl-tb"/>
      <style:text-properties fo:color="#00000a" loext:opacity="100%" style:font-name="Times New Roman1" fo:font-size="12pt" fo:language="en" fo:country="US" fo:font-weight="bold" officeooo:rsid="05f8c8a4" officeooo:paragraph-rsid="06013790" style:font-size-asian="12pt" style:language-asian="en" style:country-asian="US" style:font-weight-asian="bold" style:font-name-complex="Times New Roman2" style:font-size-complex="12pt" style:language-complex="he" style:country-complex="IL" style:font-weight-complex="bold"/>
    </style:style>
    <style:style style:name="P11" style:family="paragraph" style:parent-style-name="Text_20_body">
      <style:paragraph-properties fo:margin-left="0in" fo:margin-right="0in" fo:line-height="120%" fo:text-align="end" style:justify-single-word="false" fo:text-indent="0in" style:auto-text-indent="false" style:writing-mode="rl-tb"/>
      <style:text-properties fo:color="#00000a" loext:opacity="100%" style:font-name="Times New Roman (Hebrew)" fo:font-size="12pt" fo:language="en" fo:country="US" style:font-size-asian="12pt" style:language-asian="en" style:country-asian="US" style:font-name-complex="Times New Roman (Hebrew)1" style:font-size-complex="12pt" style:language-complex="he" style:country-complex="IL"/>
    </style:style>
    <style:style style:name="P12" style:family="paragraph" style:parent-style-name="Text_20_body">
      <style:paragraph-properties fo:margin-left="0in" fo:margin-right="0in" fo:line-height="120%" fo:text-align="end" style:justify-single-word="false" fo:text-indent="0in" style:auto-text-indent="false" style:writing-mode="rl-tb"/>
      <style:text-properties officeooo:rsid="060ee718" officeooo:paragraph-rsid="06095969"/>
    </style:style>
    <style:style style:name="P13" style:family="paragraph" style:parent-style-name="Heading_20_2">
      <style:paragraph-properties fo:margin-left="0in" fo:margin-right="0in" fo:line-height="120%" fo:text-align="end" style:justify-single-word="false" fo:text-indent="0in" style:auto-text-indent="false" style:writing-mode="rl-tb"/>
      <style:text-properties fo:color="#00000a" loext:opacity="100%" style:font-name="Times New Roman1" fo:font-size="12pt" fo:language="en" fo:country="US" officeooo:paragraph-rsid="05fd422d" style:font-size-asian="12pt" style:language-asian="en" style:country-asian="US" style:font-name-complex="Times New Roman2" style:font-size-complex="12pt" style:language-complex="he" style:country-complex="IL"/>
    </style:style>
    <style:style style:name="P14" style:family="paragraph" style:parent-style-name="Heading_20_2">
      <style:paragraph-properties fo:margin-left="0in" fo:margin-right="0in" fo:line-height="120%" fo:text-align="end" style:justify-single-word="false" fo:text-indent="0in" style:auto-text-indent="false" style:writing-mode="rl-tb"/>
      <style:text-properties fo:color="#00000a" loext:opacity="100%" style:font-name="Times New Roman1" fo:font-size="12pt" fo:language="en" fo:country="US" officeooo:paragraph-rsid="05feab0a" style:font-size-asian="12pt" style:language-asian="en" style:country-asian="US" style:font-name-complex="Times New Roman2" style:font-size-complex="12pt" style:language-complex="he" style:country-complex="IL"/>
    </style:style>
    <style:style style:name="P15" style:family="paragraph" style:parent-style-name="Heading_20_2">
      <style:paragraph-properties fo:margin-left="0in" fo:margin-right="0in" fo:line-height="100%" fo:text-align="end" style:justify-single-word="false" fo:text-indent="0in" style:auto-text-indent="false" style:writing-mode="rl-tb"/>
      <style:text-properties officeooo:rsid="04af6545" officeooo:paragraph-rsid="06095969"/>
    </style:style>
    <style:style style:name="P16"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style>
    <style:style style:name="P17"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officeooo:paragraph-rsid="05f6c3b9"/>
    </style:style>
    <style:style style:name="P18"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officeooo:paragraph-rsid="05f6cad3"/>
    </style:style>
    <style:style style:name="P19"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officeooo:paragraph-rsid="05f88d53"/>
    </style:style>
    <style:style style:name="P20"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fo:color="#00000a" loext:opacity="100%" style:font-name="Courier New" fo:font-size="10pt" fo:language="en" fo:country="US" fo:font-weight="bold" style:font-size-asian="10pt" style:language-asian="en" style:country-asian="US" style:font-weight-asian="bold" style:font-name-complex="Times New Roman2" style:font-size-complex="10pt" style:language-complex="he" style:country-complex="IL" style:font-weight-complex="bold"/>
    </style:style>
    <style:style style:name="P21" style:family="paragraph" style:parent-style-name="Text_20_body">
      <style:paragraph-properties fo:margin-left="0in" fo:margin-right="0in" fo:margin-top="0in" fo:margin-bottom="0.0181in" style:contextual-spacing="false" fo:line-height="120%" fo:text-align="start" style:justify-single-word="false" fo:text-indent="0in" style:auto-text-indent="false" style:writing-mode="lr-tb"/>
      <style:text-properties fo:color="#00000a" loext:opacity="100%" style:font-name="Courier New" fo:font-size="10pt" fo:language="en" fo:country="US" fo:font-style="italic" style:font-size-asian="10pt" style:language-asian="en" style:country-asian="US" style:font-style-asian="italic" style:font-name-complex="Times New Roman2" style:font-size-complex="10pt" style:language-complex="he" style:country-complex="IL" style:font-style-complex="italic"/>
    </style:style>
    <style:style style:name="P22" style:family="paragraph" style:parent-style-name="Text_20_body">
      <style:paragraph-properties fo:margin-left="0in" fo:margin-right="0in" fo:line-height="120%" fo:text-align="start" style:justify-single-word="false" fo:text-indent="0in" style:auto-text-indent="false" style:writing-mode="lr-tb"/>
      <style:text-properties officeooo:paragraph-rsid="05f9bc5f"/>
    </style:style>
    <style:style style:name="P23" style:family="paragraph" style:parent-style-name="Heading_20_2">
      <style:paragraph-properties fo:line-height="100%"/>
      <style:text-properties officeooo:rsid="04af6545" officeooo:paragraph-rsid="05fd422d"/>
    </style:style>
    <style:style style:name="P24" style:family="paragraph" style:parent-style-name="Heading_20_2">
      <style:paragraph-properties fo:line-height="100%"/>
      <style:text-properties officeooo:rsid="04af6545" officeooo:paragraph-rsid="05feab0a"/>
    </style:style>
    <style:style style:name="P25" style:family="paragraph" style:parent-style-name="Heading_20_2">
      <style:paragraph-properties fo:line-height="100%"/>
      <style:text-properties officeooo:rsid="04af6545" officeooo:paragraph-rsid="06073fcf"/>
    </style:style>
    <style:style style:name="P26" style:family="paragraph" style:parent-style-name="Heading_20_2">
      <style:paragraph-properties fo:line-height="100%"/>
      <style:text-properties officeooo:rsid="04af6545" officeooo:paragraph-rsid="06095969"/>
    </style:style>
    <style:style style:name="P27" style:family="paragraph" style:parent-style-name="Heading_20_2">
      <style:text-properties officeooo:rsid="05735d0c" officeooo:paragraph-rsid="06006c62"/>
    </style:style>
    <style:style style:name="P28" style:family="paragraph" style:parent-style-name="Heading_20_2">
      <style:text-properties officeooo:rsid="05735d0c" officeooo:paragraph-rsid="06013790"/>
    </style:style>
    <style:style style:name="P29" style:family="paragraph" style:parent-style-name="Heading_20_2">
      <style:text-properties officeooo:rsid="05735d0c" officeooo:paragraph-rsid="06095969"/>
    </style:style>
    <style:style style:name="P30" style:family="paragraph" style:parent-style-name="Heading_20_2">
      <style:text-properties officeooo:paragraph-rsid="06064077"/>
    </style:style>
    <style:style style:name="P31" style:family="paragraph" style:parent-style-name="Heading_20_2">
      <style:text-properties officeooo:paragraph-rsid="0608355d"/>
    </style:style>
    <style:style style:name="P32" style:family="paragraph" style:parent-style-name="Heading_20_2">
      <style:paragraph-properties fo:line-height="100%"/>
      <style:text-properties officeooo:paragraph-rsid="06095969"/>
    </style:style>
    <style:style style:name="P33" style:family="paragraph" style:parent-style-name="Text_20_body">
      <style:text-properties officeooo:rsid="0561464b" officeooo:paragraph-rsid="05fd422d"/>
    </style:style>
    <style:style style:name="P34" style:family="paragraph" style:parent-style-name="Text_20_body">
      <style:text-properties officeooo:rsid="0561464b" officeooo:paragraph-rsid="06095969"/>
    </style:style>
    <style:style style:name="P35" style:family="paragraph" style:parent-style-name="Text_20_body">
      <style:text-properties officeooo:rsid="05d2a9e3" officeooo:paragraph-rsid="05fd422d"/>
    </style:style>
    <style:style style:name="P36" style:family="paragraph" style:parent-style-name="Text_20_body">
      <style:text-properties officeooo:rsid="05ccb8c6" officeooo:paragraph-rsid="05feab0a"/>
    </style:style>
    <style:style style:name="P37" style:family="paragraph" style:parent-style-name="Text_20_body">
      <style:text-properties officeooo:rsid="05f1b600" officeooo:paragraph-rsid="06006c62"/>
    </style:style>
    <style:style style:name="P38" style:family="paragraph" style:parent-style-name="Text_20_body">
      <style:text-properties officeooo:rsid="058e149f" officeooo:paragraph-rsid="06013790"/>
    </style:style>
    <style:style style:name="P39" style:family="paragraph" style:parent-style-name="Text_20_body">
      <style:text-properties officeooo:rsid="05f8c8a4" officeooo:paragraph-rsid="06013790"/>
    </style:style>
    <style:style style:name="P40" style:family="paragraph" style:parent-style-name="Text_20_body">
      <style:text-properties fo:color="#00000a" loext:opacity="100%" style:font-name="Times New Roman1" fo:font-size="12pt" fo:language="en" fo:country="US" fo:font-weight="bold" officeooo:rsid="0607004a" officeooo:paragraph-rsid="06064077" style:font-size-asian="12pt" style:language-asian="en" style:country-asian="US" style:font-weight-asian="bold" style:font-name-complex="Times New Roman2" style:font-size-complex="12pt" style:language-complex="he" style:country-complex="IL" style:font-weight-complex="bold"/>
    </style:style>
    <style:style style:name="P41" style:family="paragraph" style:parent-style-name="Text_20_body">
      <style:text-properties fo:color="#00000a" loext:opacity="100%" style:font-name="Times New Roman1" fo:font-size="12pt" fo:language="en" fo:country="US" fo:font-weight="bold" officeooo:rsid="05c5adee" officeooo:paragraph-rsid="06073fcf" style:font-size-asian="12pt" style:language-asian="en" style:country-asian="US" style:font-weight-asian="bold" style:font-name-complex="Times New Roman2" style:font-size-complex="12pt" style:language-complex="he" style:country-complex="IL" style:font-weight-complex="bold"/>
    </style:style>
    <style:style style:name="P42" style:family="paragraph" style:parent-style-name="Text_20_body">
      <style:text-properties officeooo:rsid="0607004a" officeooo:paragraph-rsid="06064077"/>
    </style:style>
    <style:style style:name="P43" style:family="paragraph" style:parent-style-name="Text_20_body">
      <style:text-properties officeooo:rsid="05b8a0b0" officeooo:paragraph-rsid="06073fcf"/>
    </style:style>
    <style:style style:name="P44" style:family="paragraph" style:parent-style-name="Text_20_body">
      <style:text-properties officeooo:rsid="05b888e6" officeooo:paragraph-rsid="06073fcf"/>
    </style:style>
    <style:style style:name="P45" style:family="paragraph" style:parent-style-name="Text_20_body">
      <style:text-properties officeooo:rsid="05c44172" officeooo:paragraph-rsid="06073fcf"/>
    </style:style>
    <style:style style:name="P46" style:family="paragraph" style:parent-style-name="Text_20_body">
      <style:text-properties fo:language="en" fo:country="US" officeooo:rsid="061c85b6" officeooo:paragraph-rsid="0608355d"/>
    </style:style>
    <style:style style:name="P47" style:family="paragraph" style:parent-style-name="Text_20_body">
      <style:text-properties fo:language="en" fo:country="US" officeooo:rsid="061e2b70" officeooo:paragraph-rsid="0608355d"/>
    </style:style>
    <style:style style:name="P48" style:family="paragraph" style:parent-style-name="Text_20_body">
      <style:text-properties fo:language="en" fo:country="US" officeooo:rsid="06396fbd" officeooo:paragraph-rsid="06095969"/>
    </style:style>
    <style:style style:name="P49" style:family="paragraph" style:parent-style-name="Text_20_body">
      <style:text-properties fo:language="en" fo:country="US" officeooo:rsid="064d4a21" officeooo:paragraph-rsid="06095969"/>
    </style:style>
    <style:style style:name="P50" style:family="paragraph" style:parent-style-name="Text_20_body">
      <style:text-properties officeooo:rsid="0562c868" officeooo:paragraph-rsid="0608355d"/>
    </style:style>
    <style:style style:name="P51" style:family="paragraph" style:parent-style-name="Text_20_body">
      <style:text-properties officeooo:rsid="061e2b70" officeooo:paragraph-rsid="0608355d"/>
    </style:style>
    <style:style style:name="P52" style:family="paragraph" style:parent-style-name="Text_20_body">
      <style:text-properties officeooo:rsid="0596ca4a" officeooo:paragraph-rsid="06095969"/>
    </style:style>
    <style:style style:name="P53" style:family="paragraph" style:parent-style-name="Text_20_body">
      <style:text-properties officeooo:rsid="06396fbd" officeooo:paragraph-rsid="06095969"/>
    </style:style>
    <style:style style:name="P54" style:family="paragraph" style:parent-style-name="Text_20_body">
      <style:text-properties officeooo:rsid="06418645" officeooo:paragraph-rsid="06095969"/>
    </style:style>
    <style:style style:name="P55" style:family="paragraph" style:parent-style-name="Text_20_body">
      <style:text-properties officeooo:rsid="064d4a21" officeooo:paragraph-rsid="06095969"/>
    </style:style>
    <style:style style:name="P56" style:family="paragraph" style:parent-style-name="Text_20_body">
      <style:text-properties officeooo:rsid="064ea094" officeooo:paragraph-rsid="06095969"/>
    </style:style>
    <style:style style:name="P57" style:family="paragraph" style:parent-style-name="Text_20_body">
      <style:text-properties officeooo:rsid="06550251" officeooo:paragraph-rsid="06095969"/>
    </style:style>
    <style:style style:name="P58" style:family="paragraph" style:parent-style-name="Standard">
      <style:paragraph-properties fo:margin-top="0in" fo:margin-bottom="0in" style:contextual-spacing="false" fo:text-align="start" style:justify-single-word="false" style:writing-mode="lr-tb"/>
      <style:text-properties fo:font-size="10pt" officeooo:rsid="0596ca4a" officeooo:paragraph-rsid="06006c62" style:font-size-asian="10pt" style:font-size-complex="10pt"/>
    </style:style>
    <style:style style:name="P59" style:family="paragraph" style:parent-style-name="Standard">
      <style:paragraph-properties fo:margin-top="0in" fo:margin-bottom="0in" style:contextual-spacing="false" fo:text-align="start" style:justify-single-word="false" style:writing-mode="lr-tb"/>
      <style:text-properties officeooo:rsid="0596ca4a" officeooo:paragraph-rsid="06095969"/>
    </style:style>
    <style:style style:name="P60" style:family="paragraph" style:parent-style-name="Text_20_body">
      <style:paragraph-properties fo:margin-top="0in" fo:margin-bottom="0in" style:contextual-spacing="false" fo:text-align="start" style:justify-single-word="false" style:writing-mode="lr-tb"/>
      <style:text-properties officeooo:rsid="0596ca4a" officeooo:paragraph-rsid="06006c62"/>
    </style:style>
    <style:style style:name="P61" style:family="paragraph" style:parent-style-name="Text_20_body">
      <style:paragraph-properties fo:margin-top="0in" fo:margin-bottom="0in" style:contextual-spacing="false" fo:text-align="start" style:justify-single-word="false" style:writing-mode="lr-tb"/>
      <style:text-properties officeooo:rsid="0596ca4a" officeooo:paragraph-rsid="06095969"/>
    </style:style>
    <style:style style:name="P62" style:family="paragraph" style:parent-style-name="Text_20_body">
      <style:paragraph-properties fo:margin-top="0in" fo:margin-bottom="0in" style:contextual-spacing="false"/>
      <style:text-properties officeooo:rsid="05b888e6" officeooo:paragraph-rsid="06073fcf"/>
    </style:style>
    <style:style style:name="P63" style:family="paragraph" style:parent-style-name="Text_20_body">
      <style:paragraph-properties fo:text-align="start" style:justify-single-word="false" style:writing-mode="lr-tb"/>
      <style:text-properties fo:font-style="italic" officeooo:rsid="05984f9a" officeooo:paragraph-rsid="06006c62" style:font-style-asian="italic" style:font-style-complex="italic"/>
    </style:style>
    <style:style style:name="P64" style:family="paragraph" style:parent-style-name="Text_20_body">
      <style:paragraph-properties fo:text-align="start" style:justify-single-word="false" style:writing-mode="lr-tb"/>
      <style:text-properties fo:font-style="italic" officeooo:rsid="0596ca4a" officeooo:paragraph-rsid="06095969" style:font-style-asian="italic" style:font-style-complex="italic"/>
    </style:style>
    <style:style style:name="P65" style:family="paragraph" style:parent-style-name="Text_20_body">
      <style:paragraph-properties fo:line-height="100%" fo:text-align="start" style:justify-single-word="false" style:writing-mode="lr-tb"/>
      <style:text-properties fo:color="#00000a" loext:opacity="100%" style:font-name="Times New Roman1" fo:font-size="12pt" fo:language="en" fo:country="US" fo:font-weight="bold" officeooo:rsid="0596ca4a" officeooo:paragraph-rsid="06095969" style:font-size-asian="12pt" style:language-asian="en" style:country-asian="US" style:font-weight-asian="bold" style:font-name-complex="Times New Roman2" style:font-size-complex="12pt" style:language-complex="he" style:country-complex="IL" style:font-weight-complex="bold"/>
    </style:style>
    <style:style style:name="P66" style:family="paragraph" style:parent-style-name="Text_20_body">
      <style:paragraph-properties fo:text-align="start" style:justify-single-word="false" style:writing-mode="lr-tb"/>
      <style:text-properties fo:language="en" fo:country="US" officeooo:rsid="064ea094" officeooo:paragraph-rsid="06095969"/>
    </style:style>
    <style:style style:name="P67" style:family="paragraph" style:parent-style-name="Text_20_body">
      <style:paragraph-properties fo:text-align="start" style:justify-single-word="false" style:writing-mode="lr-tb"/>
      <style:text-properties officeooo:rsid="06561c52" officeooo:paragraph-rsid="06095969"/>
    </style:style>
    <style:style style:name="P68" style:family="paragraph" style:parent-style-name="Standard">
      <style:paragraph-properties fo:text-align="start" style:justify-single-word="false" style:writing-mode="lr-tb"/>
      <style:text-properties officeooo:rsid="0596ca4a" officeooo:paragraph-rsid="06095969"/>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d4a21" officeooo:paragraph-rsid="0609596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d4a21" officeooo:paragraph-rsid="06095969"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ea094" officeooo:paragraph-rsid="06095969"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Heading_20_1">
      <style:paragraph-properties fo:line-height="100%"/>
      <style:text-properties officeooo:rsid="05226f8d" officeooo:paragraph-rsid="04af6545"/>
    </style:style>
    <style:style style:name="P73" style:family="paragraph" style:parent-style-name="Heading_20_2">
      <style:text-properties officeooo:paragraph-rsid="060988ed"/>
    </style:style>
    <style:style style:name="P74" style:family="paragraph" style:parent-style-name="Heading_20_2">
      <style:text-properties officeooo:paragraph-rsid="060b5e1f"/>
    </style:style>
    <style:style style:name="P75" style:family="paragraph" style:parent-style-name="Heading_20_2">
      <style:text-properties officeooo:paragraph-rsid="060e3773"/>
    </style:style>
    <style:style style:name="P76" style:family="paragraph" style:parent-style-name="Heading_20_2">
      <style:paragraph-properties fo:line-height="100%"/>
      <style:text-properties officeooo:rsid="04af6545" officeooo:paragraph-rsid="060f59f5"/>
    </style:style>
    <style:style style:name="P77" style:family="paragraph" style:parent-style-name="Heading_20_2">
      <style:paragraph-properties fo:margin-left="0in" fo:margin-right="0in" fo:line-height="100%" fo:text-align="end" style:justify-single-word="false" fo:text-indent="0in" style:auto-text-indent="false" style:writing-mode="rl-tb"/>
      <style:text-properties fo:language="en" fo:country="US" officeooo:rsid="04af6545" officeooo:paragraph-rsid="060f59f5"/>
    </style:style>
    <style:style style:name="P78" style:family="paragraph" style:parent-style-name="Text_20_body" style:list-style-name="L2">
      <style:text-properties officeooo:rsid="0607004a" officeooo:paragraph-rsid="06064077"/>
    </style:style>
    <style:style style:name="P79" style:family="paragraph" style:parent-style-name="Text_20_body">
      <style:text-properties fo:language="en" fo:country="US" officeooo:rsid="0645ac4b" officeooo:paragraph-rsid="060b5e1f"/>
    </style:style>
    <style:style style:name="P80" style:family="paragraph" style:parent-style-name="Text_20_body">
      <style:text-properties fo:language="en" fo:country="US" officeooo:rsid="064b839f" officeooo:paragraph-rsid="060b5e1f"/>
    </style:style>
    <style:style style:name="P81" style:family="paragraph" style:parent-style-name="Text_20_body">
      <style:text-properties fo:language="en" fo:country="US" officeooo:rsid="060ee718" officeooo:paragraph-rsid="060bfe0f"/>
    </style:style>
    <style:style style:name="P82" style:family="paragraph" style:parent-style-name="Text_20_body">
      <style:text-properties fo:language="en" fo:country="US" officeooo:rsid="0562c868" officeooo:paragraph-rsid="060e3773"/>
    </style:style>
    <style:style style:name="P83" style:family="paragraph" style:parent-style-name="Text_20_body">
      <style:text-properties officeooo:rsid="0561464b" officeooo:paragraph-rsid="060988ed"/>
    </style:style>
    <style:style style:name="P84" style:family="paragraph" style:parent-style-name="Text_20_body">
      <style:text-properties officeooo:rsid="0561464b" officeooo:paragraph-rsid="060f59f5"/>
    </style:style>
    <style:style style:name="P85" style:family="paragraph" style:parent-style-name="Text_20_body">
      <style:text-properties officeooo:rsid="0610e6e9" officeooo:paragraph-rsid="060988ed"/>
    </style:style>
    <style:style style:name="P86" style:family="paragraph" style:parent-style-name="Text_20_body">
      <style:text-properties officeooo:rsid="065c3627" officeooo:paragraph-rsid="060b5e1f"/>
    </style:style>
    <style:style style:name="P87" style:family="paragraph" style:parent-style-name="Text_20_body">
      <style:text-properties fo:font-style="italic" officeooo:rsid="05984f9a" officeooo:paragraph-rsid="060b5e1f" style:font-style-asian="italic" style:font-style-complex="italic"/>
    </style:style>
    <style:style style:name="P88" style:family="paragraph" style:parent-style-name="Text_20_body">
      <style:text-properties officeooo:rsid="05ccb8c6" officeooo:paragraph-rsid="060bfe0f"/>
    </style:style>
    <style:style style:name="P89" style:family="paragraph" style:parent-style-name="Text_20_body">
      <style:text-properties officeooo:rsid="056a94fb" officeooo:paragraph-rsid="060e3773"/>
    </style:style>
    <style:style style:name="P90" style:family="paragraph" style:parent-style-name="Text_20_body">
      <style:text-properties officeooo:rsid="0562c868" officeooo:paragraph-rsid="060e3773"/>
    </style:style>
    <style:style style:name="P91" style:family="paragraph" style:parent-style-name="Text_20_body">
      <style:text-properties officeooo:rsid="06418645" officeooo:paragraph-rsid="060f59f5"/>
    </style:style>
    <style:style style:name="P92" style:family="paragraph" style:parent-style-name="Text_20_body" style:list-style-name="L1">
      <style:paragraph-properties fo:text-align="end" style:justify-single-word="false" style:writing-mode="rl-tb"/>
      <style:text-properties officeooo:rsid="05f39194" officeooo:paragraph-rsid="06006c62"/>
    </style:style>
    <style:style style:name="P93" style:family="paragraph" style:parent-style-name="Text_20_body" style:list-style-name="L3">
      <style:paragraph-properties fo:margin-top="0in" fo:margin-bottom="0in" style:contextual-spacing="false"/>
      <style:text-properties officeooo:rsid="05b888e6" officeooo:paragraph-rsid="06073fcf"/>
    </style:style>
    <style:style style:name="P94" style:family="paragraph" style:parent-style-name="Text_20_body" style:list-style-name="L3">
      <style:paragraph-properties fo:margin-top="0in" fo:margin-bottom="0in" style:contextual-spacing="false"/>
      <style:text-properties officeooo:rsid="05c74c07" officeooo:paragraph-rsid="06073fcf"/>
    </style:style>
    <style:style style:name="P95" style:family="paragraph" style:parent-style-name="Text_20_body" style:list-style-name="L3">
      <style:paragraph-properties fo:margin-top="0in" fo:margin-bottom="0in" style:contextual-spacing="false"/>
      <style:text-properties officeooo:rsid="05f5637d" officeooo:paragraph-rsid="06073fcf"/>
    </style:style>
    <style:style style:name="P96" style:family="paragraph" style:parent-style-name="Text_20_body">
      <style:paragraph-properties fo:line-height="100%" fo:text-align="start" style:justify-single-word="false" style:writing-mode="lr-tb"/>
      <style:text-properties fo:color="#00000a" loext:opacity="100%" style:font-name="Times New Roman1" fo:font-size="12pt" fo:language="en" fo:country="US" fo:font-style="italic" fo:font-weight="bold" officeooo:rsid="05984f9a" officeooo:paragraph-rsid="06095969" style:font-size-asian="12pt" style:language-asian="en" style:country-asian="US" style:font-style-asian="italic" style:font-weight-asian="bold" style:font-name-complex="Times New Roman2" style:font-size-complex="12pt" style:language-complex="he" style:country-complex="IL" style:font-style-complex="italic" style:font-weight-complex="bold"/>
    </style:style>
    <style:style style:name="P97" style:family="paragraph" style:parent-style-name="Text_20_body">
      <style:paragraph-properties fo:line-height="100%" fo:text-align="start" style:justify-single-word="false" style:writing-mode="lr-tb"/>
      <style:text-properties fo:color="#00000a" loext:opacity="100%" style:font-name="Times New Roman1" fo:font-size="12pt" fo:language="en" fo:country="US" fo:font-style="italic" fo:font-weight="bold" officeooo:rsid="05984f9a" officeooo:paragraph-rsid="060b5e1f" style:font-size-asian="12pt" style:language-asian="en" style:country-asian="US" style:font-style-asian="italic" style:font-weight-asian="bold" style:font-name-complex="Times New Roman2" style:font-size-complex="12pt" style:language-complex="he" style:country-complex="IL" style:font-style-complex="italic" style:font-weight-complex="bold"/>
    </style:style>
    <style:style style:name="P98" style:family="paragraph" style:parent-style-name="Text_20_body">
      <style:paragraph-properties fo:margin-left="0in" fo:margin-right="0in" fo:line-height="120%" fo:text-align="end" style:justify-single-word="false" fo:text-indent="0in" style:auto-text-indent="false" style:writing-mode="rl-tb"/>
      <style:text-properties fo:language="en" fo:country="US" officeooo:rsid="061c85b6" officeooo:paragraph-rsid="060988ed"/>
    </style:style>
    <style:style style:name="P99" style:family="paragraph" style:parent-style-name="Text_20_body">
      <style:paragraph-properties fo:margin-left="0in" fo:margin-right="0in" fo:line-height="120%" fo:text-align="end" style:justify-single-word="false" fo:text-indent="0in" style:auto-text-indent="false" style:writing-mode="rl-tb"/>
      <style:text-properties officeooo:rsid="060ee718" officeooo:paragraph-rsid="060f59f5"/>
    </style:style>
    <style:style style:name="T1" style:family="text">
      <style:text-properties fo:language="en" fo:country="US"/>
    </style:style>
    <style:style style:name="T2" style:family="text">
      <style:text-properties fo:language="en" fo:country="US" officeooo:rsid="05f6c3b9"/>
    </style:style>
    <style:style style:name="T3" style:family="text">
      <style:text-properties fo:language="en" fo:country="US" officeooo:rsid="05fb93e7"/>
    </style:style>
    <style:style style:name="T4" style:family="text">
      <style:text-properties fo:language="en" fo:country="US" officeooo:rsid="060de9b5"/>
    </style:style>
    <style:style style:name="T5" style:family="text">
      <style:text-properties fo:language="en" fo:country="US" fo:font-weight="bold" style:font-weight-asian="bold" style:font-weight-complex="bold"/>
    </style:style>
    <style:style style:name="T6" style:family="text">
      <style:text-properties fo:language="en" fo:country="US" fo:font-weight="bold" officeooo:rsid="060665f4" style:font-weight-asian="bold" style:font-weight-complex="bold"/>
    </style:style>
    <style:style style:name="T7" style:family="text">
      <style:text-properties fo:language="en" fo:country="US" officeooo:rsid="060665f4"/>
    </style:style>
    <style:style style:name="T8" style:family="text">
      <style:text-properties fo:language="en" fo:country="US" officeooo:rsid="05609767"/>
    </style:style>
    <style:style style:name="T9" style:family="text">
      <style:text-properties fo:language="en" fo:country="US" officeooo:rsid="061c85b6"/>
    </style:style>
    <style:style style:name="T10" style:family="text">
      <style:text-properties fo:language="en" fo:country="US" officeooo:rsid="057ca7f2"/>
    </style:style>
    <style:style style:name="T11" style:family="text">
      <style:text-properties fo:language="en" fo:country="US" officeooo:rsid="05e3dd26"/>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officeooo:rsid="05e3dd26" style:font-style-asian="italic" style:font-style-complex="italic"/>
    </style:style>
    <style:style style:name="T14" style:family="text">
      <style:text-properties fo:language="en" fo:country="US" officeooo:rsid="06159af2"/>
    </style:style>
    <style:style style:name="T15" style:family="text">
      <style:text-properties fo:language="en" fo:country="US" officeooo:rsid="062caabf"/>
    </style:style>
    <style:style style:name="T16" style:family="text">
      <style:text-properties fo:language="en" fo:country="US" officeooo:rsid="062d2066"/>
    </style:style>
    <style:style style:name="T17" style:family="text">
      <style:text-properties fo:language="en" fo:country="US" officeooo:rsid="063a5131"/>
    </style:style>
    <style:style style:name="T18" style:family="text">
      <style:text-properties fo:language="en" fo:country="US" officeooo:rsid="063bcfca"/>
    </style:style>
    <style:style style:name="T19" style:family="text">
      <style:text-properties fo:language="en" fo:country="US" officeooo:rsid="06421c22"/>
    </style:style>
    <style:style style:name="T20" style:family="text">
      <style:text-properties fo:language="en" fo:country="US" officeooo:rsid="06538420"/>
    </style:style>
    <style:style style:name="T21" style:family="text">
      <style:text-properties fo:language="en" fo:country="US" officeooo:rsid="064e3352"/>
    </style:style>
    <style:style style:name="T22" style:family="text">
      <style:text-properties fo:language="en" fo:country="US" officeooo:rsid="065858ba"/>
    </style:style>
    <style:style style:name="T23" style:family="text">
      <style:text-properties fo:language="en" fo:country="US" officeooo:rsid="0656e4aa"/>
    </style:style>
    <style:style style:name="T24" style:family="text">
      <style:text-properties fo:language="en" fo:country="US" officeooo:rsid="0645ac4b"/>
    </style:style>
    <style:style style:name="T25" style:family="text">
      <style:text-properties fo:language="en" fo:country="US" officeooo:rsid="05f90b3a"/>
    </style:style>
    <style:style style:name="T26" style:family="text">
      <style:text-properties fo:language="en" fo:country="US" officeooo:rsid="060d5316"/>
    </style:style>
    <style:style style:name="T27" style:family="text">
      <style:text-properties fo:language="en" fo:country="US" officeooo:rsid="0610e6e9"/>
    </style:style>
    <style:style style:name="T28" style:family="text">
      <style:text-properties fo:language="en" fo:country="US" officeooo:rsid="060ee718"/>
    </style:style>
    <style:style style:name="T29" style:family="text">
      <style:text-properties fo:language="en" fo:country="US" officeooo:rsid="060c9120"/>
    </style:style>
    <style:style style:name="T30" style:family="text">
      <style:text-properties fo:language="en" fo:country="US" officeooo:rsid="05fc1311"/>
    </style:style>
    <style:style style:name="T31" style:family="text">
      <style:text-properties fo:color="#00000a" loext:opacity="100%" style:font-name="Times New Roman (Hebrew)" fo:font-size="12pt" fo:language="en" fo:country="US" style:font-size-asian="12pt" style:language-asian="en" style:country-asian="US" style:font-name-complex="Times New Roman (Hebrew)1" style:font-size-complex="12pt" style:language-complex="he" style:country-complex="IL"/>
    </style:style>
    <style:style style:name="T32" style:family="text">
      <style:text-properties fo:color="#00000a" loext:opacity="100%" style:font-name="Times New Roman (Hebrew)" fo:font-size="12pt" fo:language="en" fo:country="US" officeooo:rsid="05fb3cce" style:font-size-asian="12pt" style:language-asian="en" style:country-asian="US" style:font-name-complex="Times New Roman (Hebrew)1" style:font-size-complex="12pt" style:language-complex="he" style:country-complex="IL"/>
    </style:style>
    <style:style style:name="T33" style:family="text">
      <style:text-properties fo:color="#00000a" loext:opacity="100%" style:font-name="Times New Roman1" fo:font-size="12pt" fo:language="en" fo:country="US" fo:font-style="italic" style:font-size-asian="12pt" style:language-asian="en" style:country-asian="US" style:font-style-asian="italic" style:font-name-complex="Times New Roman2" style:font-size-complex="12pt" style:language-complex="he" style:country-complex="IL" style:font-style-complex="italic"/>
    </style:style>
    <style:style style:name="T34" style:family="text">
      <style:text-properties fo:color="#00000a" loext:opacity="100%" style:font-name="Times New Roman1" fo:font-size="12pt" fo:language="en" fo:country="US" style:font-size-asian="12pt" style:language-asian="en" style:country-asian="US" style:font-name-complex="Times New Roman2" style:font-size-complex="12pt" style:language-complex="he" style:country-complex="IL"/>
    </style:style>
    <style:style style:name="T35" style:family="text">
      <style:text-properties fo:color="#00000a" loext:opacity="100%" style:font-name="Courier New" fo:font-size="10pt" fo:language="en" fo:country="US" fo:font-weight="bold" style:font-size-asian="10pt" style:language-asian="en" style:country-asian="US" style:font-weight-asian="bold" style:font-name-complex="Times New Roman2" style:font-size-complex="10pt" style:language-complex="he" style:country-complex="IL" style:font-weight-complex="bold"/>
    </style:style>
    <style:style style:name="T36" style:family="text">
      <style:text-properties fo:color="#00000a" loext:opacity="100%" style:font-name="Courier New" fo:font-size="10pt" fo:language="en" fo:country="US" fo:font-weight="bold" officeooo:rsid="05f9bc5f" style:font-size-asian="10pt" style:language-asian="en" style:country-asian="US" style:font-weight-asian="bold" style:font-name-complex="Times New Roman2" style:font-size-complex="10pt" style:language-complex="he" style:country-complex="IL" style:font-weight-complex="bold"/>
    </style:style>
    <style:style style:name="T37" style:family="text">
      <style:text-properties fo:color="#00000a" loext:opacity="100%" style:font-name="Courier New" fo:font-size="10pt" fo:language="en" fo:country="US" fo:font-weight="bold" officeooo:rsid="05f6c3b9" style:font-size-asian="10pt" style:language-asian="en" style:country-asian="US" style:font-weight-asian="bold" style:font-name-complex="Times New Roman2" style:font-size-complex="10pt" style:language-complex="he" style:country-complex="IL" style:font-weight-complex="bold"/>
    </style:style>
    <style:style style:name="T38" style:family="text">
      <style:text-properties fo:color="#00000a" loext:opacity="100%" style:font-name="Courier New" fo:font-size="10pt" fo:language="en" fo:country="US" fo:font-weight="bold" officeooo:rsid="05f6cad3" style:font-size-asian="10pt" style:language-asian="en" style:country-asian="US" style:font-weight-asian="bold" style:font-name-complex="Times New Roman2" style:font-size-complex="10pt" style:language-complex="he" style:country-complex="IL" style:font-weight-complex="bold"/>
    </style:style>
    <style:style style:name="T39" style:family="text">
      <style:text-properties fo:color="#00000a" loext:opacity="100%" style:font-name="Courier New" fo:font-size="10pt" fo:language="en" fo:country="US" fo:font-weight="bold" officeooo:rsid="05f88d53" style:font-size-asian="10pt" style:language-asian="en" style:country-asian="US" style:font-weight-asian="bold" style:font-name-complex="Times New Roman2" style:font-size-complex="10pt" style:language-complex="he" style:country-complex="IL" style:font-weight-complex="bold"/>
    </style:style>
    <style:style style:name="T40" style:family="text">
      <style:text-properties fo:color="#00000a" loext:opacity="100%" style:font-name="Courier New" fo:font-size="10pt" fo:language="en" fo:country="US" style:font-size-asian="10pt" style:language-asian="en" style:country-asian="US" style:font-name-complex="Times New Roman2" style:font-size-complex="10pt" style:language-complex="he" style:country-complex="IL"/>
    </style:style>
    <style:style style:name="T41" style:family="text">
      <style:text-properties fo:color="#00000a" loext:opacity="100%" style:font-name="Courier New" fo:font-size="10pt" fo:language="en" fo:country="US" fo:font-style="italic" style:font-size-asian="10pt" style:language-asian="en" style:country-asian="US" style:font-style-asian="italic" style:font-name-complex="Times New Roman2" style:font-size-complex="10pt" style:language-complex="he" style:country-complex="IL" style:font-style-complex="italic"/>
    </style:style>
    <style:style style:name="T42" style:family="text">
      <style:text-properties officeooo:rsid="05b888e6"/>
    </style:style>
    <style:style style:name="T43" style:family="text">
      <style:text-properties officeooo:rsid="05e06f12"/>
    </style:style>
    <style:style style:name="T44" style:family="text">
      <style:text-properties officeooo:rsid="05dd60fa"/>
    </style:style>
    <style:style style:name="T45" style:family="text">
      <style:text-properties officeooo:rsid="05f3980c"/>
    </style:style>
    <style:style style:name="T46" style:family="text">
      <style:text-properties officeooo:rsid="05f1b600"/>
    </style:style>
    <style:style style:name="T47" style:family="text">
      <style:text-properties officeooo:rsid="05f3347b"/>
    </style:style>
    <style:style style:name="T48" style:family="text">
      <style:text-properties fo:color="#000080" loext:opacity="100%" style:font-name="DejaVu Sans Mono" fo:font-style="normal" fo:font-weight="bold" style:font-style-asian="normal" style:font-weight-asian="bold"/>
    </style:style>
    <style:style style:name="T49" style:family="text">
      <style:text-properties fo:color="#000080" loext:opacity="100%" style:font-name="DejaVu Sans Mono" fo:font-style="normal" fo:font-weight="normal" style:font-style-asian="normal" style:font-weight-asian="normal"/>
    </style:style>
    <style:style style:name="T50" style:family="text">
      <style:text-properties fo:color="#000080" loext:opacity="100%" style:font-name="DejaVu Sans Mono" fo:font-size="10pt" fo:font-style="normal" fo:font-weight="bold" style:font-size-asian="10pt" style:font-style-asian="normal" style:font-weight-asian="bold" style:font-size-complex="10pt"/>
    </style:style>
    <style:style style:name="T51" style:family="text">
      <style:text-properties fo:color="#000080" loext:opacity="100%" style:font-name="DejaVu Sans Mono" fo:font-size="10pt" fo:font-style="normal" fo:font-weight="normal" style:font-size-asian="10pt" style:font-style-asian="normal" style:font-weight-asian="normal" style:font-size-complex="10pt"/>
    </style:style>
    <style:style style:name="T52" style:family="text">
      <style:text-properties fo:color="#000080" loext:opacity="100%" style:font-name="DejaVu Sans Mono" fo:font-size="11.5pt" fo:font-style="normal" fo:font-weight="bold" style:font-size-asian="11.5pt" style:font-style-asian="normal" style:font-weight-asian="bold"/>
    </style:style>
    <style:style style:name="T53" style:family="text">
      <style:text-properties fo:color="#000000" loext:opacity="100%" style:font-name="DejaVu Sans Mono" fo:font-style="normal" fo:font-weight="normal" style:font-style-asian="normal" style:font-weight-asian="normal"/>
    </style:style>
    <style:style style:name="T54" style:family="text">
      <style:text-properties fo:color="#000000" loext:opacity="100%" style:font-name="DejaVu Sans Mono" fo:font-size="10pt" fo:font-style="normal" fo:font-weight="normal" style:font-size-asian="10pt" style:font-style-asian="normal" style:font-weight-asian="normal" style:font-size-complex="10pt"/>
    </style:style>
    <style:style style:name="T55" style:family="text">
      <style:text-properties fo:color="#000000" loext:opacity="100%" style:font-name="DejaVu Sans Mono" fo:font-size="10pt" fo:font-style="normal" fo:font-weight="normal" officeooo:rsid="05f2b71c" style:font-size-asian="10pt" style:font-style-asian="normal" style:font-weight-asian="normal" style:font-size-complex="10pt"/>
    </style:style>
    <style:style style:name="T56" style:family="text">
      <style:text-properties fo:color="#000000" loext:opacity="100%" style:font-name="DejaVu Sans Mono" fo:font-size="11.5pt" fo:font-style="normal" fo:font-weight="normal" style:font-size-asian="11.5pt" style:font-style-asian="normal" style:font-weight-asian="normal"/>
    </style:style>
    <style:style style:name="T57" style:family="text">
      <style:text-properties fo:color="#000000" loext:opacity="100%" style:font-name="DejaVu Sans Mono" fo:font-size="11.5pt" fo:font-style="normal" fo:font-weight="normal" officeooo:rsid="05ee514d" style:font-size-asian="11.5pt" style:font-style-asian="normal" style:font-weight-asian="normal"/>
    </style:style>
    <style:style style:name="T58" style:family="text">
      <style:text-properties fo:color="#000000" loext:opacity="100%" style:font-name="Monospace" fo:font-size="12pt" fo:font-style="normal" fo:font-weight="normal" officeooo:rsid="06396043" style:font-name-asian="Noto Sans CJK SC Regular" style:font-size-asian="12pt" style:font-style-asian="normal" style:font-weight-asian="normal" style:font-name-complex="Nachlieli CLM1" style:font-size-complex="16pt" style:font-style-complex="normal" style:font-weight-complex="normal"/>
    </style:style>
    <style:style style:name="T59" style:family="text">
      <style:text-properties fo:color="#000000" loext:opacity="100%" style:font-name="Monospace" fo:font-size="12pt" fo:language="en" fo:country="US" fo:font-style="normal" fo:font-weight="normal" officeooo:rsid="060c9120" style:font-name-asian="Noto Sans CJK SC Regular" style:font-size-asian="12pt" style:font-style-asian="normal" style:font-weight-asian="normal" style:font-name-complex="Nachlieli CLM1" style:font-size-complex="16pt" style:font-style-complex="normal" style:font-weight-complex="normal"/>
    </style:style>
    <style:style style:name="T60" style:family="text">
      <style:text-properties fo:color="#b200b2" loext:opacity="100%" style:font-name="DejaVu Sans Mono" fo:font-style="normal" fo:font-weight="normal" style:font-style-asian="normal" style:font-weight-asian="normal"/>
    </style:style>
    <style:style style:name="T61" style:family="text">
      <style:text-properties fo:color="#94558d" loext:opacity="100%" style:font-name="DejaVu Sans Mono" fo:font-style="normal" fo:font-weight="normal" style:font-style-asian="normal" style:font-weight-asian="normal"/>
    </style:style>
    <style:style style:name="T62" style:family="text">
      <style:text-properties fo:color="#94558d" loext:opacity="100%" style:font-name="DejaVu Sans Mono" fo:font-size="10pt" fo:font-style="normal" fo:font-weight="normal" style:font-size-asian="10pt" style:font-style-asian="normal" style:font-weight-asian="normal" style:font-size-complex="10pt"/>
    </style:style>
    <style:style style:name="T63" style:family="text">
      <style:text-properties fo:color="#808080" loext:opacity="100%" style:font-name="DejaVu Sans Mono" fo:font-style="italic" fo:font-weight="normal" style:font-style-asian="italic" style:font-weight-asian="normal"/>
    </style:style>
    <style:style style:name="T64" style:family="text">
      <style:text-properties fo:color="#808080" loext:opacity="100%" style:font-name="DejaVu Sans Mono" fo:font-style="normal" fo:font-weight="bold" style:font-style-asian="normal" style:font-weight-asian="bold"/>
    </style:style>
    <style:style style:name="T65" style:family="text">
      <style:text-properties fo:color="#808080" loext:opacity="100%" style:font-name="DejaVu Sans Mono" fo:font-size="10pt" fo:font-style="italic" fo:font-weight="normal" style:font-size-asian="10pt" style:font-style-asian="italic" style:font-weight-asian="normal" style:font-size-complex="10pt"/>
    </style:style>
    <style:style style:name="T66" style:family="text">
      <style:text-properties fo:color="#808080" loext:opacity="100%" style:font-name="DejaVu Sans Mono" fo:font-size="10pt" fo:font-style="normal" fo:font-weight="bold" style:font-size-asian="10pt" style:font-style-asian="normal" style:font-weight-asian="bold" style:font-size-complex="10pt"/>
    </style:style>
    <style:style style:name="T67" style:family="text">
      <style:text-properties fo:color="#808080" loext:opacity="100%" style:font-name="DejaVu Sans Mono" fo:font-size="11.5pt" fo:font-style="normal" fo:font-weight="normal" style:font-size-asian="11.5pt" style:font-style-asian="normal" style:font-weight-asian="normal"/>
    </style:style>
    <style:style style:name="T68" style:family="text">
      <style:text-properties officeooo:rsid="05f39194"/>
    </style:style>
    <style:style style:name="T69" style:family="text">
      <style:text-properties officeooo:rsid="05fb93e7"/>
    </style:style>
    <style:style style:name="T70" style:family="text">
      <style:text-properties officeooo:rsid="059160cd"/>
    </style:style>
    <style:style style:name="T71" style:family="text">
      <style:text-properties fo:font-weight="bold" style:font-weight-asian="bold" style:font-weight-complex="bold"/>
    </style:style>
    <style:style style:name="T72" style:family="text">
      <style:text-properties fo:font-weight="bold" officeooo:rsid="05c5adee" style:font-weight-asian="bold" style:font-weight-complex="bold"/>
    </style:style>
    <style:style style:name="T73" style:family="text">
      <style:text-properties fo:font-weight="bold" officeooo:rsid="0610e6e9" style:font-weight-asian="bold" style:font-weight-complex="bold"/>
    </style:style>
    <style:style style:name="T74" style:family="text">
      <style:text-properties fo:font-weight="bold" officeooo:rsid="05f3980c" style:font-weight-asian="bold" style:font-weight-complex="bold"/>
    </style:style>
    <style:style style:name="T75" style:family="text">
      <style:text-properties officeooo:rsid="060de9b5"/>
    </style:style>
    <style:style style:name="T76" style:family="text">
      <style:text-properties officeooo:rsid="060665f4"/>
    </style:style>
    <style:style style:name="T77" style:family="text">
      <style:text-properties style:font-name="Times New Roman" fo:font-style="italic" officeooo:rsid="058fcc10" style:font-style-asian="italic" style:font-style-complex="italic"/>
    </style:style>
    <style:style style:name="T78" style:family="text">
      <style:text-properties style:font-name="Times New Roman" fo:font-style="italic" officeooo:rsid="05e3dd26" style:font-style-asian="italic" style:font-style-complex="italic"/>
    </style:style>
    <style:style style:name="T79" style:family="text">
      <style:text-properties style:font-name="Times New Roman" fo:language="en" fo:country="US" fo:font-style="italic" officeooo:rsid="05e3dd26" style:font-style-asian="italic" style:font-style-complex="italic"/>
    </style:style>
    <style:style style:name="T80" style:family="text">
      <style:text-properties officeooo:rsid="058fcc10"/>
    </style:style>
    <style:style style:name="T81" style:family="text">
      <style:text-properties officeooo:rsid="0610e6e9"/>
    </style:style>
    <style:style style:name="T82" style:family="text">
      <style:text-properties officeooo:rsid="0607004a"/>
    </style:style>
    <style:style style:name="T83" style:family="text">
      <style:text-properties fo:font-size="8pt" style:font-size-asian="8pt" style:font-size-complex="8pt"/>
    </style:style>
    <style:style style:name="T84" style:family="text">
      <style:text-properties officeooo:rsid="0637230e"/>
    </style:style>
    <style:style style:name="T85" style:family="text">
      <style:text-properties officeooo:rsid="0637b815"/>
    </style:style>
    <style:style style:name="T86" style:family="text">
      <style:text-properties officeooo:rsid="061990fe"/>
    </style:style>
    <style:style style:name="T87" style:family="text">
      <style:text-properties officeooo:rsid="05bc1362"/>
    </style:style>
    <style:style style:name="T88" style:family="text">
      <style:text-properties officeooo:rsid="05c2aca5"/>
    </style:style>
    <style:style style:name="T89" style:family="text">
      <style:text-properties officeooo:rsid="05c74c07"/>
    </style:style>
    <style:style style:name="T90" style:family="text">
      <style:text-properties officeooo:rsid="0608ea3c"/>
    </style:style>
    <style:style style:name="T91" style:family="text">
      <style:text-properties officeooo:rsid="05f64772"/>
    </style:style>
    <style:style style:name="T92" style:family="text">
      <style:text-properties officeooo:rsid="05c44172"/>
    </style:style>
    <style:style style:name="T93" style:family="text">
      <style:text-properties officeooo:rsid="05f4d8a2"/>
    </style:style>
    <style:style style:name="T94" style:family="text">
      <style:text-properties officeooo:rsid="05c5adee"/>
    </style:style>
    <style:style style:name="T95" style:family="text">
      <style:text-properties officeooo:rsid="061fac42"/>
    </style:style>
    <style:style style:name="T96" style:family="text">
      <style:text-properties style:text-position="sub 58%"/>
    </style:style>
    <style:style style:name="T97" style:family="text">
      <style:text-properties style:text-position="sub 58%" style:font-name="Times New Roman" fo:language="en" fo:country="US" fo:font-style="italic" officeooo:rsid="05e3dd26" style:font-style-asian="italic" style:font-style-complex="italic"/>
    </style:style>
    <style:style style:name="T98" style:family="text">
      <style:text-properties style:text-position="sub 58%" style:font-name="Times New Roman" fo:font-style="italic" officeooo:rsid="05e3dd26" style:font-style-asian="italic" style:font-style-complex="italic"/>
    </style:style>
    <style:style style:name="T99" style:family="text">
      <style:text-properties style:text-position="sub 58%" fo:font-weight="normal" style:font-weight-asian="normal" style:font-weight-complex="normal"/>
    </style:style>
    <style:style style:name="T100" style:family="text">
      <style:text-properties style:text-position="sub 58%" fo:language="en" fo:country="US"/>
    </style:style>
    <style:style style:name="T101" style:family="text">
      <style:text-properties style:text-position="sub 58%" fo:language="en" fo:country="US" officeooo:rsid="0656e4aa"/>
    </style:style>
    <style:style style:name="T102" style:family="text">
      <style:text-properties officeooo:rsid="05b6bed9"/>
    </style:style>
    <style:style style:name="T103" style:family="text">
      <style:text-properties officeooo:rsid="0629e301"/>
    </style:style>
    <style:style style:name="T104" style:family="text">
      <style:text-properties officeooo:rsid="0615b090"/>
    </style:style>
    <style:style style:name="T105" style:family="text">
      <style:text-properties fo:font-style="italic" style:font-style-asian="italic" style:font-style-complex="italic"/>
    </style:style>
    <style:style style:name="T106" style:family="text">
      <style:text-properties fo:font-style="italic" officeooo:rsid="05984f9a" style:font-style-asian="italic" style:font-style-complex="italic"/>
    </style:style>
    <style:style style:name="T107" style:family="text">
      <style:text-properties fo:font-style="italic" officeooo:rsid="05e3dd26" style:font-style-asian="italic" style:font-style-complex="italic"/>
    </style:style>
    <style:style style:name="T108" style:family="text">
      <style:text-properties officeooo:rsid="063efe89"/>
    </style:style>
    <style:style style:name="T109" style:family="text">
      <style:text-properties officeooo:rsid="05b131eb"/>
    </style:style>
    <style:style style:name="T110" style:family="text">
      <style:text-properties officeooo:rsid="0642e5d0"/>
    </style:style>
    <style:style style:name="T111" style:family="text">
      <style:text-properties officeooo:rsid="05d8b071"/>
    </style:style>
    <style:style style:name="T112" style:family="text">
      <style:text-properties fo:font-size="10pt" style:font-size-asian="10pt" style:font-size-complex="10pt"/>
    </style:style>
    <style:style style:name="T113" style:family="text">
      <style:text-properties officeooo:rsid="06396043"/>
    </style:style>
    <style:style style:name="T114" style:family="text">
      <style:text-properties officeooo:rsid="05ee514d"/>
    </style:style>
    <style:style style:name="T115" style:family="text">
      <style:text-properties officeooo:rsid="06396fbd"/>
    </style:style>
    <style:style style:name="T116" style:family="text">
      <style:text-properties officeooo:rsid="06387df2"/>
    </style:style>
    <style:style style:name="T117" style:family="text">
      <style:text-properties officeooo:rsid="063a5131"/>
    </style:style>
    <style:style style:name="T118" style:family="text">
      <style:text-properties officeooo:rsid="063cefd9"/>
    </style:style>
    <style:style style:name="T119" style:family="text">
      <style:text-properties officeooo:rsid="063ee397"/>
    </style:style>
    <style:style style:name="T120" style:family="text">
      <style:text-properties fo:font-weight="normal" officeooo:rsid="0610e6e9" style:font-weight-asian="normal" style:font-weight-complex="normal"/>
    </style:style>
    <style:style style:name="T121" style:family="text">
      <style:text-properties fo:font-weight="normal" officeooo:rsid="064040d1" style:font-weight-asian="normal" style:font-weight-complex="normal"/>
    </style:style>
    <style:style style:name="T122" style:family="text">
      <style:text-properties officeooo:rsid="06421c22"/>
    </style:style>
    <style:style style:name="T123" style:family="text">
      <style:text-properties officeooo:rsid="064d4a21"/>
    </style:style>
    <style:style style:name="T124" style:family="text">
      <style:text-properties officeooo:rsid="0653df12"/>
    </style:style>
    <style:style style:name="T125" style:family="text">
      <style:text-properties officeooo:rsid="06561c52"/>
    </style:style>
    <style:style style:name="T126" style:family="text">
      <style:text-properties officeooo:rsid="05cf6a63"/>
    </style:style>
    <style:style style:name="T127" style:family="text">
      <style:text-properties officeooo:rsid="06230541"/>
    </style:style>
    <style:style style:name="T128" style:family="text">
      <style:text-properties officeooo:rsid="06283c27"/>
    </style:style>
    <style:style style:name="T129" style:family="text">
      <style:text-properties officeooo:rsid="062571fe"/>
    </style:style>
    <style:style style:name="T130" style:family="text">
      <style:text-properties officeooo:rsid="0626940b"/>
    </style:style>
    <style:style style:name="T131" style:family="text">
      <style:text-properties officeooo:rsid="06468e88"/>
    </style:style>
    <style:style style:name="T132" style:family="text">
      <style:text-properties officeooo:rsid="064b839f"/>
    </style:style>
    <style:style style:name="T133" style:family="text">
      <style:text-properties officeooo:rsid="065e3321"/>
    </style:style>
    <style:style style:name="T134" style:family="text">
      <style:text-properties officeooo:rsid="05f90b3a"/>
    </style:style>
    <style:style style:name="T135" style:family="text">
      <style:text-properties officeooo:rsid="060c9120"/>
    </style:style>
    <style:style style:name="T136" style:family="text">
      <style:text-properties officeooo:rsid="064ca031"/>
    </style:style>
    <style:style style:name="T137" style:family="text">
      <style:text-properties officeooo:rsid="0637f052"/>
    </style:style>
    <style:style style:name="T138" style:family="text">
      <style:text-properties officeooo:rsid="0565f2dc"/>
    </style:style>
    <style:style style:name="T139" style:family="text">
      <style:text-properties officeooo:rsid="057bda9f"/>
    </style:style>
    <style:style style:name="T140" style:family="text">
      <style:text-properties officeooo:rsid="057ca7f2"/>
    </style:style>
    <style:style style:name="T141" style:family="text">
      <style:text-properties officeooo:rsid="05e3dd26"/>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 text:outline-level="1">מטלה - חלוקה הוגנת של קרקעות ועוגות - <text:span text:style-name="T2">תוספת</text:span></text:h>
      <text:p text:style-name="Heading_20_2">שאלה. <text:s/>חלוקה הוגנת של חשמל</text:p>
      <text:p text:style-name="P6"><text:span text:style-name="T31">בכפר קטן באפריקה יש </text:span><text:span text:style-name="T33">n</text:span><text:span text:style-name="T31"> תושבים. צריכת החשמל של כל תושב בכל רגע היא </text:span><text:span text:style-name="T34">1</text:span><text:span text:style-name="T31"> קילוואט. תחנת הכוח של הכפר מספקת רק </text:span><text:span text:style-name="T33">n</text:span><text:span text:style-name="T34">-1</text:span><text:span text:style-name="T31"> קילוואט. לתושבי הכפר יש צרכים שונים והעדפות שונות לגבי החשמל, למשל: לחלק מהתושבים חשוב מאד שיהיה חשמל בלילה כי זה בדיוק הזמן שהם יושבים וכותבים שירים לאור המנורה; לתושבים אחרים חשוב חשמל דווקא בצהריים כי אז הם עושים כביסה; וכו'. <text:s text:c="4"/>עיזרו לחברת החשמל המקומית להחליט איך לחלק את החשמל בצורה הוגנת בין התושבים!</text:span></text:p>
      <text:p text:style-name="P11">ההעדפות של כל תושב מיוצגות ע"י המחלקה הבאה:</text:p>
      <text:p text:style-name="P20">class Person:</text:p>
      <text:p text:style-name="P17"><text:span text:style-name="T40"><text:tab/></text:span><text:span text:style-name="T37">def </text:span><text:span text:style-name="T35">importance(</text:span><text:span text:style-name="T38">self, </text:span><text:span text:style-name="T35">fromTime:float, toTime:float) → float</text:span><text:span text:style-name="T37">:</text:span></text:p>
      <text:p text:style-name="P16"><text:span text:style-name="T40"><text:s text:c="9"/></text:span><text:span text:style-name="T41">// INPUT: a time-interval, given in hours since midnight. fromTime and toTime are floats between 0 and 24. E.g, (fromTime=11,toTime=14) represents the time-interval between 11:00 AM and 14:00 PM.</text:span></text:p>
      <text:p text:style-name="P21"><text:s text:c="9"/>// OUTPUT: a positive number that says how important it is for the person to receive electricity in this time-interval.</text:p>
      <text:p text:style-name="P18"><text:span text:style-name="T40"><text:s text:c="5"/></text:span><text:span text:style-name="T38">def </text:span><text:span text:style-name="T35">cut(</text:span><text:span text:style-name="T38">self, </text:span><text:span text:style-name="T35">fromTime:float, toTime:</text:span><text:span text:style-name="T38">float</text:span><text:span text:style-name="T35">, fraction:float) → float</text:span><text:span text:style-name="T38">:</text:span></text:p>
      <text:p text:style-name="P16"><text:span text:style-name="T40"><text:s text:c="9"/></text:span><text:span text:style-name="T41">// INPUT: a time-interval, as above, and a fraction in [0,1].</text:span></text:p>
      <text:p text:style-name="P21"><text:s text:c="9"/>// OUTPUT: a number between fromTime and toTime, that cuts the interval according to the given fraction, i.e, importance(fromTime,half)=fraction * importance(fromTime,toTime).</text:p>
      <text:p text:style-name="P20"/>
      <text:p text:style-name="P8"/>
      <text:p text:style-name="P11">תוכנית לחלוקת חשמל בין אנשים מיוצגת ע"י אוסף של עצמים מהמחלקה הבאה - המייצגת אינטרוול זמן ואת האינדקסים של האנשים המחוברים לחשמל באותו זמן:</text:p>
      <text:p text:style-name="P16"><text:span text:style-name="T39">class</text:span><text:span text:style-name="T35"> TimeInterval:</text:span></text:p>
      <text:p text:style-name="P19"><text:span text:style-name="T35"><text:s text:c="7"/>fromTime:</text:span><text:span text:style-name="T39">float</text:span></text:p>
      <text:p text:style-name="P19"><text:span text:style-name="T39"><text:tab/> </text:span><text:span text:style-name="T35">toTime:float </text:span></text:p>
      <text:p text:style-name="P16"><text:span text:style-name="T35"><text:s text:c="7"/>peopleWithElectricity:</text:span><text:span text:style-name="T39">Set[int]</text:span></text:p>
      <text:p text:style-name="P20"/>
      <text:p text:style-name="P6"><text:span text:style-name="T31">א. כיתבו הגדרה לחלוקה פרופורציונלית של חשמל בין התושבים. הסבירו מדוע ההגדרה שלכם הגיונית. <text:s text:c="3"/>כיתבו </text:span><text:bookmark-start text:name="__DdeLink__464_801179864"/><text:span text:style-name="T31">פונקציה </text:span><text:span text:style-name="T32">בפייתון </text:span><text:span text:style-name="T31">המקבלת חלוקה (וקטור של אינטרוולים) ומחזירה "אמת" אם החלוקה היא פרופורציונלית</text:span><text:span text:style-name="T34">. </text:span></text:p>
      <text:p text:style-name="P22"><text:span text:style-name="T36">def </text:span><text:span text:style-name="T35">isProportional(village:</text:span><text:span text:style-name="T36">List[Person]</text:span><text:span text:style-name="T35">, division:</text:span><text:span text:style-name="T36">List[</text:span><text:span text:style-name="T35">TimeInterval]) →</text:span><text:span text:style-name="T36"> bool:...</text:span></text:p>
      <text:p text:style-name="P11">ניתן להניח שיש לכם ב"חינם" פונקציות בסיסיות על מערכים, כגון: חיפוש.</text:p>
      <text:p text:style-name="P7"><text:span text:style-name="T31">ב. כיתבו פונקציה </text:span><text:span text:style-name="T32">בפייתון </text:span><text:span text:style-name="T31">המקבלת אוסף של אנשים ומחזירה חלוקה פרופורציונלית:</text:span></text:p>
      <text:p text:style-name="P22"><text:span text:style-name="T36">def </text:span><text:span text:style-name="T35">getProportionalDivision(</text:span><text:span text:style-name="T36">List[</text:span><text:span text:style-name="T35">Person] village) →</text:span><text:span text:style-name="T36"> List[TimeInterval]:..</text:span></text:p>
      <text:p text:style-name="P6"><text:span text:style-name="T31">ג</text:span><text:span text:style-name="T34">. </text:span><text:span text:style-name="T31">הדגימו את פעולת הפונקציה מהסעיף הקודם על כפר ובו </text:span><text:span text:style-name="T34">5 </text:span><text:span text:style-name="T31">תושבים</text:span><text:span text:style-name="T34">.</text:span><text:bookmark-end text:name="__DdeLink__464_801179864"/></text:p>
      <text:p text:style-name="P23"><text:soft-page-break/>שאלה: <text:span text:style-name="T42">חלוקת תורנויות ללא קנאה</text:span></text:p>
      <text:p text:style-name="P33">אמא ואבא נסעו לנופש<text:span text:style-name="T43"> וכו', כמו בשאלה 2. </text:span></text:p>
      <text:p text:style-name="P35">א. תארו אלגוריתם שבו כל אחד <text:span text:style-name="T44">מהילדים </text:span>מקבל <text:span text:style-name="T44">תורנות רצופה, והחלוקה היא </text:span>ללא-קנאה-בקירוב (עד כדי <text:span text:style-name="T44">שניה אחת</text:span>).</text:p>
      <text:p text:style-name="P35">ב. תנו דוגמה הממחישה את פעולת האלגוריתם<text:span text:style-name="T43"> של סעיף א</text:span>.</text:p>
      <text:p text:style-name="P13"/>
      <text:p text:style-name="P24">שאלה: <text:span text:style-name="T42">חלוקה פרופורציונלית בשני מימדים</text:span></text:p>
      <text:p text:style-name="P36">א. נתונה חלקת-אדמה בצורת מלבן. תארו אלגוריתם הנותן חלוקה פרופורציונלית של העוגה בין n אנשים, כך שכל אחד מקבל מלבן.</text:p>
      <text:p text:style-name="P36">ב. <text:span text:style-name="T45">נתונה חלקת-אדמה בצורת ריבוע. הוכיחו שלא קיים אלגוריתם הנותן חלוקה פרופורציונלית של העוגה בין n אנשים כך שכל אחד מקבל ריבוע.</text:span></text:p>
      <text:p text:style-name="P14"/>
      <text:p text:style-name="P14"/>
      <text:p text:style-name="P63"/>
      <text:p text:style-name="P27">שאלה<text:span text:style-name="T46">: תיכנות – סימפלקס החלוקות</text:span></text:p>
      <text:p text:style-name="P37">ניתן לייצג פונקציית-הערך של שחקן ע"י רשימה של מספרים, המייצגים את הערך של השחקן לכל חלק מהעוגה. למשל, אם העוגה היא הקטע [0,1], אז הרשימה 5,2,9,4 משמעה שהשחקן מעריך את הרבע השמאלי של העוגה [0,0.25] כ- 5, הרבע הבא [0.25,0.5] כ- 2, וכו'.</text:p>
      <text:p text:style-name="P37">א. <text:span text:style-name="T47">נתונה המחלקה הבאה, המאותחלת ע"י רשימה של מספרים כנ"ל. השלימו את הפונקציה eval.</text:span></text:p>
      <text:p text:style-name="P58"><text:span text:style-name="T48">class </text:span><text:span text:style-name="T53">Agent:</text:span><text:line-break/><text:line-break/><text:span text:style-name="T53"> <text:s text:c="3"/></text:span><text:span text:style-name="T48">def </text:span><text:span text:style-name="T60">__init__</text:span><text:span text:style-name="T53">(</text:span><text:span text:style-name="T61">self</text:span><text:span text:style-name="T53">, values:</text:span><text:span text:style-name="T49">list</text:span><text:span text:style-name="T53">):</text:span><text:line-break/><text:span text:style-name="T53"> <text:s text:c="7"/></text:span><text:span text:style-name="T63">"""</text:span><text:line-break/><text:span text:style-name="T63"> <text:s text:c="7"/>Initialize an agent with piecewise-constant valuations </text:span></text:p>
      <text:p text:style-name="P58"><text:span text:style-name="T63"><text:s text:c="19"/>over a 1-dimensional cake.</text:span><text:line-break/><text:span text:style-name="T63"> <text:s text:c="7"/></text:span><text:span text:style-name="T64">:param</text:span><text:span text:style-name="T63"> values: <text:s/>The values of the agent to the regions of the cake.</text:span><text:line-break/><text:span text:style-name="T63"> <text:s text:c="7"/>"""</text:span><text:line-break/><text:span text:style-name="T63"> <text:s text:c="7"/></text:span><text:span text:style-name="T61">self</text:span><text:span text:style-name="T53">.values = values</text:span><text:line-break/><text:line-break/><text:line-break/><text:span text:style-name="T53"> <text:s text:c="3"/></text:span><text:span text:style-name="T48">def </text:span><text:span text:style-name="T53">eval(</text:span><text:span text:style-name="T61">self</text:span><text:span text:style-name="T53">, x:</text:span><text:span text:style-name="T49">float</text:span><text:span text:style-name="T53">, y:</text:span><text:span text:style-name="T49">float</text:span><text:span text:style-name="T53">)-&gt;</text:span><text:span text:style-name="T49">float</text:span><text:span text:style-name="T53">:</text:span><text:line-break/><text:span text:style-name="T53"> <text:s text:c="7"/></text:span><text:span text:style-name="T63">"""</text:span><text:line-break/><text:span text:style-name="T63"> <text:s text:c="7"/></text:span><text:span text:style-name="T64">:param</text:span><text:span text:style-name="T63"> <text:s text:c="3"/>x,y: positive numbers representing locations on the cake.</text:span><text:line-break/><text:span text:style-name="T63"> <text:s text:c="7"/></text:span><text:span text:style-name="T64">:return</text:span><text:span text:style-name="T63">: <text:s/>v: the value of the piece [x,y] for the agent.</text:span><text:line-break/><text:span text:style-name="T63"> <text:s text:c="7"/>"""</text:span><text:line-break/></text:p>
      <text:p text:style-name="P58"/>
      <text:p text:style-name="P60"/>
      <text:p text:style-name="P2"><text:soft-page-break/>ב. <text:span text:style-name="T68">כיתבו פונקציה המקבלת כקלט משתנה מסוג Agent כנ"ל, ומציירת את סימפלקס החלוקות הדו-ממדי בצבעים, כאשר:</text:span></text:p>
      <text:list xml:id="list2219976225" text:style-name="L1">
        <text:list-item>
          <text:p text:style-name="P92">כל נקודה שבה השחקן רוצה את פרוסה מס' 1 מסומנת באדום;</text:p>
        </text:list-item>
        <text:list-item>
          <text:p text:style-name="P92">כל נקודה שבה השחקן רוצה את פרוסה מס' 2 מסומנת בירוק;</text:p>
        </text:list-item>
        <text:list-item>
          <text:p text:style-name="P92">כל נקודה שבה השחקן רוצה את פרוסה מס' 3 מסומנת בכחול.</text:p>
        </text:list-item>
      </text:list>
      <text:p text:style-name="P9"/>
      <text:p text:style-name="P9"/>
      <text:p text:style-name="P28">שאלה: <text:span text:style-name="T70">שינוי חלוקה קיימת</text:span></text:p>
      <text:p text:style-name="P38"><text:span text:style-name="T70">עמי רמי ו</text:span>תמי <text:span text:style-name="T70">חילקו ביניהם עוגה בצורה פרופורציונלית (כל אחד קיבל לפחות 1/3). <text:s/>הם התיישבו לאכול, אבל לפני שהספיקו - נכנסה צומי וטענה שגם לה מגיע חלק. <text:s text:c="4"/>פתחו אלגוריתם המוצא חלוקה פרופורציונלית (כל אחד מקבל לפחות 1/4), ובנוסף, נותן לכל אחד משלושת הילדים הראשונים (עמי רמי ותמי) לפחות 3/4 מהערך שהיה לו בחלוקה הראשונה.</text:span></text:p>
      <text:p text:style-name="P39"><text:span text:style-name="T71">פתרון</text:span>: <text:span text:style-name="T75">אנה א</text:span>הר<text:span text:style-name="T3">ו</text:span><text:span text:style-name="T4">נוב.</text:span></text:p>
      <text:p text:style-name="P39"><text:span text:style-name="T6">פתרון כללי</text:span><text:span text:style-name="T7">: </text:span>גל <text:span text:style-name="T76">פוליצר וטל נקר.</text:span></text:p>
      <text:p text:style-name="P10"><text:span text:style-name="T69">להרחבה ראו: </text:span><text:a xlink:type="simple" xlink:href="https://en.wikipedia.org/wiki/Fink_protocol" text:style-name="Internet_20_link" text:visited-style-name="Visited_20_Internet_20_Link">https://en.wikipedia.org/wiki/Fink_protocol</text:a><text:span text:style-name="T69"> </text:span></text:p>
      <text:p text:style-name="P10"/>
      <text:p text:style-name="P30">שאלה <text:span text:style-name="T58">4</text:span>: <text:span text:style-name="T82">משולש החלוקות</text:span></text:p>
      <text:p text:style-name="P42">כזכור, משולש החלוקות הוא משולש המתאר את כל החלוקת האפשריות של קטע ל-3 חלקים רציפים. כל נקודה במשולש מייצגת חלוקה. נניח שאנחנו צובעים את המשולש באופן הבא: </text:p>
      <text:list xml:id="list1880416986" text:style-name="L2">
        <text:list-item>
          <text:p text:style-name="P78">לכל נקודה במשולש, שואלים מישהו "איזו פרוסה אתה מעדיף בחלוקה הזאת?”.</text:p>
        </text:list-item>
        <text:list-item>
          <text:p text:style-name="P78">אם הוא בוחר את הפרוסה השמאלית – צובעים את הנקודה באדום; אם הוא בוחר את האמצעית – צובעים את הנקודה בירוק; אם הוא בוחר את הימנית – צובעים את הנקודה בכחול.</text:p>
        </text:list-item>
      </text:list>
      <text:p text:style-name="P42">לפניכם שש דוגמאות למשולשים צבועים באדום, ירוק וכחול: <text:s/><text:span text:style-name="T83"><text:s/></text:span><text:a xlink:type="simple" xlink:href="https://github.com/erelsgl-at-ariel/algorithms-5781/tree/master/01-fair-cake-cutting/colored-triangles" text:style-name="Internet_20_link" text:visited-style-name="Visited_20_Internet_20_Link"><text:span text:style-name="T83">https://github.com/erelsgl-at-ariel/algorithms-5781/tree/master/01-fair-cake-cutting/colored-triangles</text:span></text:a><text:span text:style-name="T83"> </text:span><text:s text:c="3"/>. <text:span text:style-name="T84">הסבירו לגבי כל אחד מהם, האם הוא יכול לייצג תוצאה אפשרית </text:span>של הצביעה הנ"ל? <text:span text:style-name="T85">מדוע?</text:span></text:p>
      <text:p text:style-name="P40"/>
      <text:p text:style-name="P25">שאלה <text:span text:style-name="T86">6</text:span>: <text:span text:style-name="T42">חלוקה ללא קנאה עם שארית</text:span></text:p>
      <text:p text:style-name="P62"><text:span text:style-name="T87">נתון</text:span> <text:span text:style-name="T87">ה</text:span>אלגוריתם <text:span text:style-name="T88">הבא לחלוקה בין 3 אנשים </text:span>(דומה לצעד הראשון של אלגוריתם סלפרידג'-קונוויי):</text:p>
      <text:list xml:id="list2063005440" text:style-name="L3">
        <text:list-item>
          <text:p text:style-name="P93"><text:span text:style-name="T89">1. </text:span>עמי חותך את העוגה לשלושה חלקים שווים בעיניו.</text:p>
        </text:list-item>
        <text:list-item>
          <text:p text:style-name="P93"><text:span text:style-name="T89">2. </text:span>תמי <text:span text:style-name="T89">מקצצת את הפרוסה הטובה ביותר בעיניה, כך שיהיו לה שתי פרוסות טובות ביותר.</text:span></text:p>
        </text:list-item>
        <text:list-item>
          <text:p text:style-name="P94">3. מוצאים שידוך גדול ביותר (בגודל 3) בין השחקנים לבין <text:span text:style-name="T90">כל</text:span> 4 הפרוסות שעל השולחן – <text:span text:style-name="T90">כולל השארית.</text:span></text:p>
        </text:list-item>
        <text:list-item>
          <text:p text:style-name="P95"><text:soft-page-break/>4. מחלקים לכל שחקן פרוסה אחת בהתאם לשידוך.</text:p>
        </text:list-item>
      </text:list>
      <text:p text:style-name="P43">שימו לב - באלגוריתם זה לא כל העוגה מחולקת - יש <text:span text:style-name="T91">פרוסה אחת</text:span> הנשארת על השולחן.</text:p>
      <text:p text:style-name="P44"><text:span text:style-name="T92">א. </text:span>הוכיחו <text:span text:style-name="T93">שאכן קיים שידוך בגודל 3, שהחלוקה המתקבלת היא ללא קנאה, ושכל שחקן מקבל </text:span>פרוסה השווה בעיניו לפחות <text:span text:style-name="T71">1/4</text:span> מהשווי הכללי של העוגה<text:span text:style-name="T94">.</text:span></text:p>
      <text:p text:style-name="P45">* ב. <text:span text:style-name="T94">עכשיו נניח שצריך לחלק עוגה בין 4 שחקנים. תארו אלגוריתם לחלוקה עם שארית, הנותן חלוקה ללא קנאה, שבה כל שחקן מקבל פרוסה השווה בעיניו לפחות </text:span><text:span text:style-name="T72">1/8 </text:span><text:span text:style-name="T94">מהשווי הכללי של העוגה.</text:span></text:p>
      <text:p text:style-name="P41"/>
      <text:p text:style-name="P31">* שאלה <text:span text:style-name="T95">5</text:span>: <text:span text:style-name="T8">חלוקת </text:span><text:span text:style-name="T9">זמן בעת מגפה</text:span></text:p>
      <text:p text:style-name="P46">עקב מגפת הקורונה, הוחלט להגביל את מספר האנשים שמותר להם להיכנס בו-זמנית לכל אתר-תיירות. בשמורת-טבע מסויימת, הוחלט שמספר האנשים המקסימלי שמותר להם להיות בו-זמנית בשמורה יהיה k, אבל ישנם n אנשים שרוצים להיכנס (n גדול מ-k). לכל אחד מהאנשים ישנם העדפות שונות לגבי הזמן שבו הוא מעדיף להיכנס לשמורה (בוקר, צהריים, ערב וכו’). עליכם לייעץ להנהלת השמורה, איך לחלק את זמן השהיה בשמורה בין האנשים באופן הוגן.</text:p>
      <text:p text:style-name="P50"><text:span text:style-name="T10">א</text:span><text:span text:style-name="T1">. </text:span><text:span text:style-name="T11">תנו הגדרה הגיונית למושג "</text:span><text:span text:style-name="T1">חלוקה פרופורציונלית" </text:span><text:span text:style-name="T11">במצב זה, בעזרת הפונקציה </text:span><text:span text:style-name="T79">V</text:span><text:span text:style-name="T97">i</text:span><text:span text:style-name="T13"> </text:span><text:span text:style-name="T11">(פונקציית הערך של שחקן </text:span><text:span text:style-name="T79">i</text:span><text:span text:style-name="T11">), ובעזרת הפרמטרים </text:span><text:span text:style-name="T14">n, k.</text:span></text:p>
      <text:p text:style-name="P50"><text:span text:style-name="T102">ב</text:span>. כיתבו אלגוריתם המוצא חלוקה פרופורציונלית <text:span text:style-name="T103">לפי ההגדרה של סעיף א</text:span>. <text:span text:style-name="T104">הוכיחו את נכונות האלגוריתם.</text:span></text:p>
      <text:p text:style-name="P51"><text:span text:style-name="T5">הדרכה</text:span><text:span text:style-name="T1">: פ</text:span><text:span text:style-name="T15">י</text:span><text:span text:style-name="T1">תרו את השאלה קודם-כל עבור k=1 ואז </text:span><text:span text:style-name="T16">עבור </text:span><text:span text:style-name="T1">k כללי.</text:span></text:p>
      <text:p text:style-name="P47"/>
      <text:p text:style-name="P29">* שאלה <text:span text:style-name="T108">5</text:span><text:span text:style-name="T109">: חלוקת-עוגה </text:span><text:span text:style-name="T110">בפייתון</text:span></text:p>
      <text:p text:style-name="P52">נניח שרוצים לחלק <text:span text:style-name="T111">נהר חד-ממדי, המיוצג </text:span>ע"י הקטע [0,1]. כל משתתף מיוצג ע"י המחלקה הבאה:</text:p>
      <text:p text:style-name="P59"><text:span text:style-name="T50">class </text:span><text:span text:style-name="T54">Agent:</text:span><text:span text:style-name="T112"><text:line-break/></text:span><text:span text:style-name="T54"> <text:s text:c="3"/></text:span><text:span text:style-name="T50">def </text:span><text:span text:style-name="T55">eval</text:span><text:span text:style-name="T54">(</text:span><text:span text:style-name="T62">self</text:span><text:span text:style-name="T54">, x:</text:span><text:span text:style-name="T51">float</text:span><text:span text:style-name="T54">)-&gt;</text:span><text:span text:style-name="T51">float</text:span><text:span text:style-name="T54">:</text:span><text:span text:style-name="T112"><text:line-break/></text:span><text:span text:style-name="T54"> <text:s text:c="7"/></text:span><text:span text:style-name="T65">"""</text:span><text:span text:style-name="T112"><text:line-break/></text:span><text:span text:style-name="T65"> <text:s text:c="7"/></text:span><text:span text:style-name="T66">:param <text:s text:c="3"/></text:span><text:span text:style-name="T65">x: a positive number representing a location on the cake.</text:span><text:span text:style-name="T112"><text:line-break/></text:span><text:span text:style-name="T65"> <text:s text:c="7"/></text:span><text:span text:style-name="T66">:return</text:span><text:span text:style-name="T65">: <text:s/>v: the value of the piece [0,x] for the agent.</text:span><text:span text:style-name="T112"><text:line-break/></text:span><text:span text:style-name="T65"> <text:s text:c="7"/>"""</text:span><text:span text:style-name="T112"><text:line-break/></text:span><text:span text:style-name="T65"> <text:s text:c="7"/></text:span><text:span text:style-name="T112"><text:line-break/><text:line-break/></text:span><text:span text:style-name="T50"> <text:s text:c="3"/>def </text:span><text:span text:style-name="T55">mark</text:span><text:span text:style-name="T54">(</text:span><text:span text:style-name="T62">self</text:span><text:span text:style-name="T54">, v:</text:span><text:span text:style-name="T51">float</text:span><text:span text:style-name="T54">)-&gt;</text:span><text:span text:style-name="T51">float</text:span><text:span text:style-name="T54">:</text:span><text:span text:style-name="T112"><text:line-break/></text:span><text:span text:style-name="T54"> <text:s text:c="7"/></text:span><text:span text:style-name="T65">"""</text:span><text:span text:style-name="T112"><text:line-break/></text:span><text:span text:style-name="T65"> <text:s text:c="7"/></text:span><text:span text:style-name="T66">:param</text:span><text:span text:style-name="T65"> <text:s text:c="3"/>v: a positive number representing a value of a piece.</text:span><text:span text:style-name="T112"><text:line-break/></text:span><text:span text:style-name="T65"> <text:s text:c="7"/></text:span><text:span text:style-name="T66">:return</text:span><text:span text:style-name="T65">: <text:s/>x: a number such that the value of [0,x] equals v.</text:span><text:span text:style-name="T112"><text:line-break/></text:span><text:span text:style-name="T65"> <text:s text:c="7"/>"""</text:span><text:span text:style-name="T112"><text:line-break/></text:span></text:p>
      <text:p text:style-name="P61"/>
      <text:p text:style-name="P3">א. כיתבו <text:span text:style-name="T113">קוד עבור </text:span>אלגוריתם "חתוך ובחר":</text:p>
      <text:p text:style-name="P68"><text:span text:style-name="T52">def </text:span><text:span text:style-name="T56">cutAndChoose(</text:span><text:span text:style-name="T67">a:Agent</text:span><text:span text:style-name="T56">, </text:span><text:span text:style-name="T67">b:Agent</text:span><text:span text:style-name="T56">):</text:span><text:line-break/></text:p>
      <text:p text:style-name="P3"><text:soft-page-break/>הפונקציה מקבלת שני שחקנים וכותבת את החלוקה בפורמט הבא (לדוגמה):</text:p>
      <text:p text:style-name="P64">Agent a receives [0,0.3]. <text:s/>Agent b receives [0.3,1].</text:p>
      <text:p text:style-name="P3"/>
      <text:p text:style-name="P3">ב. כיתבו <text:span text:style-name="T113">קוד עבור </text:span>אלגוריתם <text:span text:style-name="T114">אבן-פז</text:span>:</text:p>
      <text:p text:style-name="P68"><text:span text:style-name="T52">def </text:span><text:span text:style-name="T57">algEvenPaz</text:span><text:span text:style-name="T56">(</text:span><text:span text:style-name="T67">agents:List[Agent]</text:span><text:span text:style-name="T56">):</text:span><text:line-break/></text:p>
      <text:p text:style-name="P3">הפונקציה מקבלת מערך של שחקנים וכותבת את החלוקה בפורמט הבא (לדוגמה):</text:p>
      <text:p text:style-name="P65"><text:span text:style-name="T105">Agent 0 receives [0,0.3]. </text:span><text:span text:style-name="T106"><text:s/></text:span><text:span text:style-name="T105">Agent 1 receives [0.3,0.6]</text:span><text:span text:style-name="T106">.</text:span><text:span text:style-name="T105"> </text:span><text:span text:style-name="T106"><text:s/>Agent 2..</text:span></text:p>
      <text:p text:style-name="P96"/>
      <text:p text:style-name="P96"/>
      <text:p text:style-name="P26">שאלה <text:span text:style-name="T115">1</text:span>: <text:span text:style-name="T116">שיקולים אסטרטגיים באלגוריתם חלוקה</text:span></text:p>
      <text:p text:style-name="P53">א. אתם חולקים עוגה עם עוד מישהו בשיטת "חתוך ובחר", כאשר אתם החותכים. הצלחתם להשיג מידע מדוייק על פונקציית הערך של השחקן השני. איך תחתכו את העוגה באופן שייתן לכם את הערך הגבוה ביותר האפשרי? <text:span text:style-name="T117">הדגימו מצב שבו תוכלו להשיג 100% מהערך הכולל שלכם, ומצב אחר שבו תוכלו להשיג רק 50% מהערך הכולל שלכם.</text:span></text:p>
      <text:p text:style-name="P53">ב. אתם חולקים עוגה עם עוד <text:span text:style-name="T1">n-1 אנשים בעזרת אלגוריתם אבן-פז. לאחר שביצעתם תחקיר מקיף על האנשים האחרים בחלוקה, אתם יודעים במדוייק את פונקציות הערך שלהם. מה תעשו בכל צעד באלגוריתם, על-מנת להשיג את הערך הגבוה ביותר האפשרי? </text:span><text:span text:style-name="T17">הדגימו מצב שבו תוכלו להשיג 100% מהערך הכולל שלכם, ומצב אחר שבו תוכלו להשיג רק </text:span><text:span text:style-name="T18">50</text:span><text:span text:style-name="T17">% מהערך הכולל שלכם.</text:span></text:p>
      <text:p text:style-name="P48"/>
      <text:p text:style-name="P15">שאלה <text:span text:style-name="T123">3</text:span>: <text:span text:style-name="T123">מיקסום סכום הערכים</text:span></text:p>
      <text:p text:style-name="P55">נתונה עוגה המחולקת ל-<text:span text:style-name="T1">k איזורים. יש שני אנשים, וכל אחד מהם מייחס ערך שונה לכל איזור. </text:span><text:span text:style-name="T21">עבור כל אחד מהשחקנים, סכום הערכים עבור העוגה כולה הוא 100. </text:span><text:span text:style-name="T1">הנה דוגמה עבור k=3:</text:span></text:p>
      <table:table table:name="Table1" table:style-name="Table1">
        <table:table-column table:style-name="Table1.A" table:number-columns-repeated="3"/>
        <table:table-column table:style-name="Table1.D"/>
        <table:table-row table:style-name="TableLine2255436922992">
          <table:table-cell table:style-name="Table1.A1" office:value-type="string">
            <text:p text:style-name="P69">איזור:</text:p>
          </table:table-cell>
          <table:table-cell table:style-name="Table1.A1" office:value-type="string">
            <text:p text:style-name="P70">איזור א</text:p>
          </table:table-cell>
          <table:table-cell table:style-name="Table1.A1" office:value-type="string">
            <text:p text:style-name="P70">איזור ב</text:p>
          </table:table-cell>
          <table:table-cell table:style-name="Table1.D1" office:value-type="string">
            <text:p text:style-name="P70">איזור ג</text:p>
          </table:table-cell>
        </table:table-row>
        <table:table-row table:style-name="TableLine2255436909664">
          <table:table-cell table:style-name="Table1.A2" office:value-type="string">
            <text:p text:style-name="P69">הערך של עמי:</text:p>
          </table:table-cell>
          <table:table-cell table:style-name="Table1.A2" office:value-type="string">
            <text:p text:style-name="P71">50</text:p>
          </table:table-cell>
          <table:table-cell table:style-name="Table1.A2" office:value-type="string">
            <text:p text:style-name="P71">10</text:p>
          </table:table-cell>
          <table:table-cell table:style-name="Table1.D2" office:value-type="string">
            <text:p text:style-name="P71">40</text:p>
          </table:table-cell>
        </table:table-row>
        <table:table-row table:style-name="TableLine2255436921632">
          <table:table-cell table:style-name="Table1.A2" office:value-type="string">
            <text:p text:style-name="P69">הערך של תמי:</text:p>
          </table:table-cell>
          <table:table-cell table:style-name="Table1.A2" office:value-type="string">
            <text:p text:style-name="P71">10</text:p>
          </table:table-cell>
          <table:table-cell table:style-name="Table1.A2" office:value-type="string">
            <text:p text:style-name="P71">60</text:p>
          </table:table-cell>
          <table:table-cell table:style-name="Table1.D2" office:value-type="string">
            <text:p text:style-name="P71">30</text:p>
          </table:table-cell>
        </table:table-row>
      </table:table>
      <text:p text:style-name="P49"/>
      <text:p text:style-name="P56">א. תארו אלגוריתם המחלק את העוגה כך ש<text:span text:style-name="T71">סכום הערכים</text:span> הוא מקסימלי. כלומר: הביטוי </text:p>
      <text:p text:style-name="P66">V<text:span text:style-name="T99">1</text:span>(X<text:span text:style-name="T96">1</text:span>) + V<text:span text:style-name="T96">2</text:span>(X<text:span text:style-name="T96">2</text:span>)</text:p>
      <text:p text:style-name="P4">גדול ככל האפשר.</text:p>
      <text:p text:style-name="P4">ב. האם האלגוריתם שלכם תמיד מוצא חלוקה פרופורציונלית? הוכיחו או הביאו דוגמה נגדית.</text:p>
      <text:p text:style-name="P32"><text:soft-page-break/><text:span text:style-name="T124">שאלה 4: </text:span><text:span text:style-name="T59">חלוקה בשני ממדים</text:span></text:p>
      <text:p text:style-name="P88"><text:span text:style-name="T134">נתונה חלקת-אדמה בצורת מלבן. השווי הכללי של החלקה הוא 4000. <text:s/>אנחנו רוצים לחלק אותה לארבעה אנשים בעזרת אלגוריתם אבן-פז. תארו דוגמה </text:span><text:span text:style-name="T25">שבה:</text:span></text:p>
      <text:p text:style-name="P88"><text:span text:style-name="T25">א. אם נבצע את </text:span><text:span text:style-name="T26">כל </text:span><text:span text:style-name="T25">האלגוריתם בעזרת קוים אופקיים, אז כל משתתף יקבל ערך של 1000, אבל -</text:span></text:p>
      <text:p text:style-name="P88"><text:span text:style-name="T25">ב. אם נבצע את </text:span><text:span text:style-name="T26">כל </text:span><text:span text:style-name="T25">האלגוריתם בעזרת קוים אנכיים, אז כל אחד יקבל ערך של 4000. </text:span></text:p>
      <text:p text:style-name="P88"><text:span text:style-name="T27">תארו</text:span><text:span text:style-name="T25"> את ערכי המשתתפים </text:span><text:span text:style-name="T28">בדוגמה שלכם (אפשר ע”י ציור), </text:span><text:span text:style-name="T25">ותארו את הרצת האלגוריתם.</text:span></text:p>
      <text:p text:style-name="P81"><text:span text:style-name="T74"/></text:p>
      <text:p text:style-name="P75">שאלה <text:span text:style-name="T137">3</text:span>: <text:span text:style-name="T138">חלוקה עם זכויות לא-שוות</text:span></text:p>
      <text:p text:style-name="P89">עמי ותמי <text:span text:style-name="T139">עזרו לאמא להכין עוגה, אבל תמי עזרה יותר. עמי השקיע </text:span><text:span text:style-name="T30">k</text:span><text:span text:style-name="T139"> שעות ותמי השקיעה </text:span><text:span text:style-name="T30">n </text:span><text:span text:style-name="T139">שעות, כאשר </text:span><text:span text:style-name="T30">n&gt;k</text:span><text:span text:style-name="T139">. אמא רוצה לחלק את העוגה ביניהם בצורה הוגנת בהתאם לכמות ההשקעה.</text:span></text:p>
      <text:p text:style-name="P90"><text:span text:style-name="T140">א</text:span>. <text:span text:style-name="T141">תנו הגדרה הגיונית למושג "</text:span>חלוקה פרופורציונלית" <text:span text:style-name="T141">במצב זה, בעזרת הפונקציה </text:span><text:span text:style-name="T78">V</text:span><text:span text:style-name="T98">i</text:span><text:span text:style-name="T107"> </text:span><text:span text:style-name="T141">(פונקציית הערך של שחקן </text:span><text:span text:style-name="T78">i</text:span><text:span text:style-name="T141">), ובעזרת הפרמטרים </text:span><text:span text:style-name="T14">n, k.</text:span></text:p>
      <text:p text:style-name="P82"><text:span text:style-name="T102">ב</text:span>. כיתבו אלגוריתם המוצא חלוקה פרופורציונלית <text:span text:style-name="T103">לפי ההגדרה של סעיף א</text:span>. <text:span text:style-name="T104">הוכיחו את נכונות האלגוריתם </text:span><text:span text:style-name="T136">וחשבו את סיבוכיות זמן-הריצה שלו.</text:span></text:p>
      <text:p text:style-name="P81"/>
      <text:p text:style-name="P73">שאלה <text:span text:style-name="T126">2</text:span>: <text:span text:style-name="T8">חלוקת תורנויות פרופורציונלית</text:span></text:p>
      <text:p text:style-name="P83">אמא ואבא נסעו לנופש, והשאירו את <text:span text:style-name="T77">n</text:span> ילדיהם <text:span text:style-name="T80">הגדולים </text:span>לשמור על <text:span text:style-name="T80">התינוקת ה-1+</text:span><text:span text:style-name="T77">n</text:span><text:span text:style-name="T80">.</text:span> <text:span text:style-name="T81">הם מעוניינים לחלק ביניהם את זמן השמירה בצורה הוגנת. </text:span>לכל ילד יש העדפות שונות לגבי <text:span text:style-name="T81">זמן השמירה - </text:span>יש כאלה <text:span text:style-name="T127">שמעדיפים </text:span>לשמור בלילה, יש כאלה <text:span text:style-name="T127">שמעדיפים </text:span>לשמור דווקא בצהריים, וכו'. </text:p>
      <text:p text:style-name="P85">א <text:span text:style-name="T128">[חימום]</text:span>. בסעיף זה הניחו שהילדים <text:span text:style-name="T71">אוהבים </text:span>לשמור על התינוקת – כל אחד רוצה <text:span text:style-name="T129">לשמור </text:span>כמה שיותר. באיזה אלגוריתם תשתמשו כדי למצוא חלוקה פרופורציונלית?</text:p>
      <text:p text:style-name="P85">ב. בסעיף זה הניחו שהילדים <text:span text:style-name="T71">לא אוהבים </text:span>לשמור – כל אחד רוצה לשמור כמה שפחות. <text:span text:style-name="T130">הסבירו למה האלגוריתם של סעיף א לא עובד, ו</text:span>תארו אלגוריתם <text:span text:style-name="T130">חדש </text:span>המוצא חלוקה פרופורציונלית. הוכיחו את נכונות האלגוריתם.</text:p>
      <text:p text:style-name="P98"/>
      <text:p text:style-name="P76">שאלה <text:span text:style-name="T118">2</text:span>: <text:span text:style-name="T119">חלוקת תורנות קשירה וללא קנאה</text:span></text:p>
      <text:p text:style-name="P84">אמא ואבא נסעו לנופש, והשאירו את <text:span text:style-name="T77">n</text:span> ילדיהם <text:span text:style-name="T80">הגדולים </text:span>לשמור על <text:span text:style-name="T80">התינוקת ה-1+</text:span><text:span text:style-name="T77">n</text:span><text:span text:style-name="T80">.</text:span> <text:span text:style-name="T81">הם מעוניינים לחלק ביניהם את זמן השמירה </text:span><text:span text:style-name="T73">ללא קנאה</text:span><text:span text:style-name="T81">, כך שכל ילד יקבל משמרת </text:span><text:span text:style-name="T73">רציפה</text:span><text:span text:style-name="T120"> </text:span><text:span text:style-name="T121">(קשירה). </text:span><text:span text:style-name="T81">הניחו שהילדים </text:span><text:span text:style-name="T73">לא אוהבים </text:span><text:span text:style-name="T81">לשמור – כל אחד רוצה לשמור כמה שפחות. </text:span></text:p>
      <text:p text:style-name="P91">הסבירו איך אפשר להכליל את אלגוריתם <text:span text:style-name="T122">הסימפלקסונים</text:span><text:span text:style-name="T19"> </text:span>של סימונס וסו למצב זה <text:span text:style-name="T20">(למצוא חלוקה כמעט ללא-קנאה - עד-כדי שניה אחת)</text:span>. <text:s/>הוכיחו את נכונות האלגוריתם עבור <text:span text:style-name="T12">n=3</text:span><text:span text:style-name="T1">.</text:span></text:p>
      <text:p text:style-name="P99"><text:soft-page-break/></text:p>
      <text:p text:style-name="P77"/>
      <text:p text:style-name="P74">* שאלה <text:span text:style-name="T124">5</text:span>: <text:span text:style-name="T24">חלוקה הוגנת בפייתון</text:span></text:p>
      <text:p text:style-name="P79">הורידו את הספריה fairpy – ספריה של אלגוריתמי חלוקה הוגנת בפייתון: <text:a xlink:type="simple" xlink:href="https://github.com/erelsgl/fairpy" text:style-name="Internet_20_link" text:visited-style-name="Visited_20_Internet_20_Link">https://github.com/erelsgl/fairpy</text:a> </text:p>
      <text:p text:style-name="P79">השתמשו במחלקות של הספריה, <text:span text:style-name="T131">הנמצאות </text:span>בתיקיה cake, כדי לממש את אלגוריתם אבן-פז.</text:p>
      <text:p text:style-name="P80">שימו לב: המימוש כולל שני קבצים – האלגוריתם עצמו בקובץ even_paz.py ותוכנית הדגמה בקובץ even_paz_demo.py. </text:p>
      <text:p text:style-name="P79">(<text:span text:style-name="T132">ראו דוגמאות בקבצים </text:span><text:line-break/><text:span text:style-name="T132">cut_and_choose.py, cut_and_choose_demo.py</text:span></text:p>
      <text:p text:style-name="P80">last_diminisher.py, last_diminisher_demo.py ).</text:p>
      <text:p text:style-name="P86">בשאלה זו אפשר להגיש קישור לגיטהאב <text:span text:style-name="T133">שלכם</text:span>.</text:p>
      <text:p text:style-name="P87"/>
      <text:p text:style-name="P9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achlieli CLM2" svg:font-family="'Nachlieli CLM'"/>
    <style:font-face style:name="Courier New" svg:font-family="'Courier New'" style:font-adornments="Regular" style:font-pitch="fixed"/>
    <style:font-face style:name="DejaVu Sans Mono" svg:font-family="'DejaVu Sans Mono'" style:font-adornments="Regular" style:font-pitch="fixed"/>
    <style:font-face style:name="Monospace" svg:font-family="Monospace" style:font-adornments="Regular" style:font-pitch="fixed"/>
    <style:font-face style:name="Times New Roman1" svg:font-family="'Times New Roman'" style:font-adornments="Regular" style:font-pitch="fixed"/>
    <style:font-face style:name="Times New Roman (Hebrew)" svg:font-family="'Times New Roman (Hebrew)'" style:font-adornments="Regular" style:font-pitch="fixed"/>
    <style:font-face style:name="David CLM" svg:font-family="'David CLM'" style:font-adornments="Regular" style:font-pitch="variable"/>
    <style:font-face style:name="Times New Roman2" svg:font-family="'Times New Roman'" style:font-adornments="Regular" style:font-pitch="variable"/>
    <style:font-face style:name="Times New Roman (Hebrew)1" svg:font-family="'Times New Roman (Hebrew)'"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1" svg:font-family="OpenSymbol, 'Arial Unicode MS'" style:font-family-generic="roman" style:font-pitch="variable"/>
    <style:font-face style:name="Times New Roman" svg:font-family="'Times New Roman'"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fo:orphans="2" fo:widows="2"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writing-mode="rl-tb"/>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2-10-26T20:10:16.938000000</dc:date>
    <meta:editing-duration>P11DT46M29S</meta:editing-duration>
    <meta:editing-cycles>1387</meta:editing-cycles>
    <meta:document-statistic meta:table-count="1" meta:image-count="0" meta:object-count="0" meta:page-count="7" meta:paragraph-count="119" meta:word-count="1718" meta:character-count="10497" meta:non-whitespace-character-count="8602"/>
  </office:meta>
</office:document-meta>
</file>